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38.21mm"/>
    </style:style>
    <style:style style:name="co3" style:family="table-column">
      <style:table-column-properties fo:break-before="auto" style:column-width="64.35mm"/>
    </style:style>
    <style:style style:name="co4" style:family="table-column">
      <style:table-column-properties fo:break-before="auto" style:column-width="36.02mm"/>
    </style:style>
    <style:style style:name="co5" style:family="table-column">
      <style:table-column-properties fo:break-before="auto" style:column-width="39.8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5.59mm"/>
    </style:style>
    <style:style style:name="co8" style:family="table-column">
      <style:table-column-properties fo:break-before="auto" style:column-width="32.49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25.95mm"/>
    </style:style>
    <style:style style:name="co11" style:family="table-column">
      <style:table-column-properties fo:break-before="auto" style:column-width="30.22mm"/>
    </style:style>
    <style:style style:name="co12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4" style:family="table-cell" style:parent-style-name="Default">
      <style:text-properties fo:color="#800000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b2b2b2" fo:border="0.06pt solid #000000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ynthetic CDR Datase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SR_NO</text:p>
          </table:table-cell>
          <table:table-cell table:style-name="ce1" office:value-type="string" calcext:value-type="string">
            <text:p>COLUMN_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COMMENTS</text:p>
          </table:table-cell>
          <table:table-cell table:style-name="ce5"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customerId</text:p>
          </table:table-cell>
          <table:table-cell/>
          <table:table-cell office:value-type="string" calcext:value-type="string">
            <text:p>Alphanumeric(10 char)</text:p>
          </table:table-cell>
          <table:table-cell office:value-type="string" calcext:value-type="string">
            <text:p>TESTCUST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dateTimeConnect</text:p>
          </table:table-cell>
          <table:table-cell office:value-type="string" calcext:value-type="string">
            <text:p>Start time of call</text:p>
          </table:table-cell>
          <table:table-cell office:value-type="string" calcext:value-type="string">
            <text:p>yyyymmdd hhmmss</text:p>
          </table:table-cell>
          <table:table-cell office:value-type="string" calcext:value-type="string">
            <text:p>20181101 1545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dateTimeDisconnect</text:p>
          </table:table-cell>
          <table:table-cell office:value-type="string" calcext:value-type="string">
            <text:p>End time of call</text:p>
          </table:table-cell>
          <table:table-cell office:value-type="string" calcext:value-type="string">
            <text:p>yyyymmdd hhmmss</text:p>
          </table:table-cell>
          <table:table-cell office:value-type="string" calcext:value-type="string">
            <text:p>20181101 1645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origNodeId</text:p>
          </table:table-cell>
          <table:table-cell office:value-type="string" calcext:value-type="string">
            <text:p>Latitude and longitude of cell tower for caller</text:p>
          </table:table-cell>
          <table:table-cell office:value-type="string" calcext:value-type="string">
            <text:p>Latitude|Longitude</text:p>
          </table:table-cell>
          <table:table-cell office:value-type="string" calcext:value-type="string">
            <text:p>49.252121 | -122.8939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destNodeId</text:p>
          </table:table-cell>
          <table:table-cell office:value-type="string" calcext:value-type="string">
            <text:p>Latitude and longitude of cell tower for reciever</text:p>
          </table:table-cell>
          <table:table-cell office:value-type="string" calcext:value-type="string">
            <text:p>Latitude|Longitude</text:p>
          </table:table-cell>
          <table:table-cell office:value-type="string" calcext:value-type="string">
            <text:p>49.252814 | -122.8968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callingPartyNumber</text:p>
          </table:table-cell>
          <table:table-cell office:value-type="string" calcext:value-type="string">
            <text:p>Mobile number of caller</text:p>
          </table:table-cell>
          <table:table-cell office:value-type="string" calcext:value-type="string">
            <text:p>digits(size -10) – no char</text:p>
          </table:table-cell>
          <table:table-cell office:value-type="string" calcext:value-type="string">
            <text:p>23654825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originalCalledPartyNumber</text:p>
          </table:table-cell>
          <table:table-cell office:value-type="string" calcext:value-type="string">
            <text:p>Mobile number of reciever</text:p>
          </table:table-cell>
          <table:table-cell office:value-type="string" calcext:value-type="string">
            <text:p>digits(size -10) – no char</text:p>
          </table:table-cell>
          <table:table-cell office:value-type="string" calcext:value-type="string">
            <text:p>23656945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callStatus</text:p>
          </table:table-cell>
          <table:table-cell office:value-type="string" calcext:value-type="string">
            <text:p>Field for identifying call drop </text:p>
          </table:table-cell>
          <table:table-cell office:value-type="string" calcext:value-type="string">
            <text:p>Boolean (0/1)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 – Normal call <text:s text:c="2"/>1- call dr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eventType</text:p>
          </table:table-cell>
          <table:table-cell office:value-type="string" calcext:value-type="string">
            <text:p>Either voice / Data</text:p>
          </table:table-cell>
          <table:table-cell office:value-type="string" calcext:value-type="string">
            <text:p>Boolean (0/1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-Voice <text:s/>1-Data</text:p>
          </table:table-cell>
          <table:table-cell table:number-columns-repeated="1018"/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ce4" office:value-type="string" calcext:value-type="string" table:number-columns-spanned="6" table:number-rows-spanned="1">
            <text:p>TESTCUST12,20181101 154530,20181101 164530,49.252121 | -122.893949,49.252814 | -122.896873,2365482589,2365694587,0,1</text:p>
          </table:table-cell>
          <table:covered-table-cell table:number-columns-repeated="3" table:style-name="Default"/>
          <table:covered-table-cell table:number-columns-repeated="2"/>
          <table:table-cell table:number-columns-repeated="1016"/>
        </table:table-row>
      </table:table>
      <table:table table:name="Offer_Catalogue" table:style-name="ta1">
        <table:table-column table:style-name="co7" table:default-cell-style-name="ce3"/>
        <table:table-column table:style-name="co8" table:default-cell-style-name="ce3"/>
        <table:table-column table:style-name="co6" table:default-cell-style-name="ce3"/>
        <table:table-row table:style-name="ro1">
          <table:table-cell table:style-name="ce6" office:value-type="string" calcext:value-type="string">
            <text:p>Offer_Id</text:p>
          </table:table-cell>
          <table:table-cell table:style-name="ce6" office:value-type="string" calcext:value-type="string">
            <text:p>Offer_Name</text:p>
          </table:table-cell>
          <table:table-cell table:style-name="ce6" office:value-type="string" calcext:value-type="string">
            <text:p>Offer_Type</text:p>
          </table:table-cell>
        </table:table-row>
        <table:table-row table:style-name="ro1">
          <table:table-cell table:style-name="ce2" table:number-columns-repeated="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Voice_Rate_Cutter</text:p>
          </table:table-cell>
          <table:table-cell office:value-type="string" calcext:value-type="string">
            <text:p>evening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Data_Rate_Cutter</text:p>
          </table:table-cell>
          <table:table-cell office:value-type="string" calcext:value-type="string">
            <text:p>50MB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Msg_Rate_Cutter</text:p>
          </table:table-cell>
          <table:table-cell office:value-type="string" calcext:value-type="string">
            <text:p>100</text:p>
          </table:table-cell>
        </table:table-row>
      </table:table>
      <table:table table:name="Customers_Profile" table:style-name="ta1">
        <table:table-column table:style-name="co9" table:default-cell-style-name="Default"/>
        <table:table-column table:style-name="co10" table:visibility="collapse" table:default-cell-style-name="ce7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Sr_No</text:p>
          </table:table-cell>
          <table:table-cell table:style-name="Default" office:value-type="string" calcext:value-type="string">
            <text:p>CustSeries</text:p>
          </table:table-cell>
          <table:table-cell office:value-type="string" calcext:value-type="string">
            <text:p>CustomerId</text:p>
          </table:table-cell>
          <table:table-cell office:value-type="string" calcext:value-type="string">
            <text:p>OfferId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table:formula="of:=TEXT(ROW([.A1]);&quot;0&quot;)" office:value-type="string" office:string-value="1" calcext:value-type="string">
            <text:p>1</text:p>
          </table:table-cell>
          <table:table-cell table:style-name="Default" office:value-type="string" calcext:value-type="string">
            <text:p>00</text:p>
          </table:table-cell>
          <table:table-cell table:formula="of:=&quot;CUSTTEST&quot;&amp;[.B3]" office:value-type="string" office:string-value="CUSTTEST00" calcext:value-type="string">
            <text:p>CUSTTEST00</text:p>
          </table:table-cell>
          <table:table-cell table:formula="of:=RANDBETWEEN(1;3)" office:value-type="float" office:value="1" calcext:value-type="float">
            <text:p>1</text:p>
          </table:table-cell>
        </table:table-row>
        <table:table-row table:style-name="ro1">
          <table:table-cell table:formula="of:=TEXT(ROW([.A2]);&quot;0&quot;)" office:value-type="string" office:string-value="2" calcext:value-type="string">
            <text:p>2</text:p>
          </table:table-cell>
          <table:table-cell table:formula="of:=TEXT(ROW([.A1]);&quot;00&quot;)" office:value-type="string" office:string-value="01" calcext:value-type="string">
            <text:p>01</text:p>
          </table:table-cell>
          <table:table-cell table:formula="of:=&quot;CUSTTEST&quot;&amp;[.B4]" office:value-type="string" office:string-value="CUSTTEST01" calcext:value-type="string">
            <text:p>CUSTTEST01</text:p>
          </table:table-cell>
          <table:table-cell table:formula="of:=RANDBETWEEN(1;3)" office:value-type="float" office:value="1" calcext:value-type="float">
            <text:p>1</text:p>
          </table:table-cell>
        </table:table-row>
        <table:table-row table:style-name="ro1">
          <table:table-cell table:formula="of:=TEXT(ROW([.A3]);&quot;0&quot;)" office:value-type="string" office:string-value="3" calcext:value-type="string">
            <text:p>3</text:p>
          </table:table-cell>
          <table:table-cell table:formula="of:=TEXT(ROW([.A2]);&quot;00&quot;)" office:value-type="string" office:string-value="02" calcext:value-type="string">
            <text:p>02</text:p>
          </table:table-cell>
          <table:table-cell table:formula="of:=&quot;CUSTTEST&quot;&amp;[.B5]" office:value-type="string" office:string-value="CUSTTEST02" calcext:value-type="string">
            <text:p>CUSTTEST02</text:p>
          </table:table-cell>
          <table:table-cell table:formula="of:=RANDBETWEEN(1;3)" office:value-type="float" office:value="1" calcext:value-type="float">
            <text:p>1</text:p>
          </table:table-cell>
        </table:table-row>
        <table:table-row table:style-name="ro1">
          <table:table-cell table:formula="of:=TEXT(ROW([.A4]);&quot;0&quot;)" office:value-type="string" office:string-value="4" calcext:value-type="string">
            <text:p>4</text:p>
          </table:table-cell>
          <table:table-cell table:formula="of:=TEXT(ROW([.A3]);&quot;00&quot;)" office:value-type="string" office:string-value="03" calcext:value-type="string">
            <text:p>03</text:p>
          </table:table-cell>
          <table:table-cell table:formula="of:=&quot;CUSTTEST&quot;&amp;[.B6]" office:value-type="string" office:string-value="CUSTTEST03" calcext:value-type="string">
            <text:p>CUSTTEST03</text:p>
          </table:table-cell>
          <table:table-cell table:formula="of:=RANDBETWEEN(1;3)" office:value-type="float" office:value="3" calcext:value-type="float">
            <text:p>3</text:p>
          </table:table-cell>
        </table:table-row>
        <table:table-row table:style-name="ro1">
          <table:table-cell table:formula="of:=TEXT(ROW([.A5]);&quot;0&quot;)" office:value-type="string" office:string-value="5" calcext:value-type="string">
            <text:p>5</text:p>
          </table:table-cell>
          <table:table-cell table:formula="of:=TEXT(ROW([.A4]);&quot;00&quot;)" office:value-type="string" office:string-value="04" calcext:value-type="string">
            <text:p>04</text:p>
          </table:table-cell>
          <table:table-cell table:formula="of:=&quot;CUSTTEST&quot;&amp;[.B7]" office:value-type="string" office:string-value="CUSTTEST04" calcext:value-type="string">
            <text:p>CUSTTEST04</text:p>
          </table:table-cell>
          <table:table-cell table:formula="of:=RANDBETWEEN(1;3)" office:value-type="float" office:value="1" calcext:value-type="float">
            <text:p>1</text:p>
          </table:table-cell>
        </table:table-row>
        <table:table-row table:style-name="ro1">
          <table:table-cell table:formula="of:=TEXT(ROW([.A6]);&quot;0&quot;)" office:value-type="string" office:string-value="6" calcext:value-type="string">
            <text:p>6</text:p>
          </table:table-cell>
          <table:table-cell table:formula="of:=TEXT(ROW([.A5]);&quot;00&quot;)" office:value-type="string" office:string-value="05" calcext:value-type="string">
            <text:p>05</text:p>
          </table:table-cell>
          <table:table-cell table:formula="of:=&quot;CUSTTEST&quot;&amp;[.B8]" office:value-type="string" office:string-value="CUSTTEST05" calcext:value-type="string">
            <text:p>CUSTTEST05</text:p>
          </table:table-cell>
          <table:table-cell table:formula="of:=RANDBETWEEN(1;3)" office:value-type="float" office:value="3" calcext:value-type="float">
            <text:p>3</text:p>
          </table:table-cell>
        </table:table-row>
        <table:table-row table:style-name="ro1">
          <table:table-cell table:formula="of:=TEXT(ROW([.A7]);&quot;0&quot;)" office:value-type="string" office:string-value="7" calcext:value-type="string">
            <text:p>7</text:p>
          </table:table-cell>
          <table:table-cell table:formula="of:=TEXT(ROW([.A7]);&quot;00&quot;)" office:value-type="string" office:string-value="07" calcext:value-type="string">
            <text:p>07</text:p>
          </table:table-cell>
          <table:table-cell table:formula="of:=&quot;CUSTTEST&quot;&amp;[.B9]" office:value-type="string" office:string-value="CUSTTEST07" calcext:value-type="string">
            <text:p>CUSTTEST07</text:p>
          </table:table-cell>
          <table:table-cell table:formula="of:=RANDBETWEEN(1;3)" office:value-type="float" office:value="3" calcext:value-type="float">
            <text:p>3</text:p>
          </table:table-cell>
        </table:table-row>
        <table:table-row table:style-name="ro1">
          <table:table-cell table:formula="of:=TEXT(ROW([.A8]);&quot;0&quot;)" office:value-type="string" office:string-value="8" calcext:value-type="string">
            <text:p>8</text:p>
          </table:table-cell>
          <table:table-cell table:formula="of:=TEXT(ROW([.A8]);&quot;00&quot;)" office:value-type="string" office:string-value="08" calcext:value-type="string">
            <text:p>08</text:p>
          </table:table-cell>
          <table:table-cell table:formula="of:=&quot;CUSTTEST&quot;&amp;[.B10]" office:value-type="string" office:string-value="CUSTTEST08" calcext:value-type="string">
            <text:p>CUSTTEST08</text:p>
          </table:table-cell>
          <table:table-cell table:formula="of:=RANDBETWEEN(1;3)" office:value-type="float" office:value="1" calcext:value-type="float">
            <text:p>1</text:p>
          </table:table-cell>
        </table:table-row>
        <table:table-row table:style-name="ro1">
          <table:table-cell table:formula="of:=TEXT(ROW([.A9]);&quot;0&quot;)" office:value-type="string" office:string-value="9" calcext:value-type="string">
            <text:p>9</text:p>
          </table:table-cell>
          <table:table-cell table:formula="of:=TEXT(ROW([.A9]);&quot;00&quot;)" office:value-type="string" office:string-value="09" calcext:value-type="string">
            <text:p>09</text:p>
          </table:table-cell>
          <table:table-cell table:formula="of:=&quot;CUSTTEST&quot;&amp;[.B11]" office:value-type="string" office:string-value="CUSTTEST09" calcext:value-type="string">
            <text:p>CUSTTEST09</text:p>
          </table:table-cell>
          <table:table-cell table:formula="of:=RANDBETWEEN(1;3)" office:value-type="float" office:value="2" calcext:value-type="float">
            <text:p>2</text:p>
          </table:table-cell>
        </table:table-row>
        <table:table-row table:style-name="ro1">
          <table:table-cell table:formula="of:=TEXT(ROW([.A10]);&quot;0&quot;)" office:value-type="string" office:string-value="10" calcext:value-type="string">
            <text:p>10</text:p>
          </table:table-cell>
          <table:table-cell table:formula="of:=TEXT(ROW([.A10]);&quot;00&quot;)" office:value-type="string" office:string-value="10" calcext:value-type="string">
            <text:p>10</text:p>
          </table:table-cell>
          <table:table-cell table:formula="of:=&quot;CUSTTEST&quot;&amp;[.B12]" office:value-type="string" office:string-value="CUSTTEST10" calcext:value-type="string">
            <text:p>CUSTTEST10</text:p>
          </table:table-cell>
          <table:table-cell table:formula="of:=RANDBETWEEN(1;3)" office:value-type="float" office:value="2" calcext:value-type="float">
            <text:p>2</text:p>
          </table:table-cell>
        </table:table-row>
        <table:table-row table:style-name="ro1">
          <table:table-cell table:formula="of:=TEXT(ROW([.A11]);&quot;0&quot;)" office:value-type="string" office:string-value="11" calcext:value-type="string">
            <text:p>11</text:p>
          </table:table-cell>
          <table:table-cell table:formula="of:=TEXT(ROW([.A11]);&quot;00&quot;)" office:value-type="string" office:string-value="11" calcext:value-type="string">
            <text:p>11</text:p>
          </table:table-cell>
          <table:table-cell table:formula="of:=&quot;CUSTTEST&quot;&amp;[.B13]" office:value-type="string" office:string-value="CUSTTEST11" calcext:value-type="string">
            <text:p>CUSTTEST11</text:p>
          </table:table-cell>
          <table:table-cell table:formula="of:=RANDBETWEEN(1;3)" office:value-type="float" office:value="3" calcext:value-type="float">
            <text:p>3</text:p>
          </table:table-cell>
        </table:table-row>
        <table:table-row table:style-name="ro1">
          <table:table-cell table:formula="of:=TEXT(ROW([.A12]);&quot;0&quot;)" office:value-type="string" office:string-value="12" calcext:value-type="string">
            <text:p>12</text:p>
          </table:table-cell>
          <table:table-cell table:formula="of:=TEXT(ROW([.A12]);&quot;00&quot;)" office:value-type="string" office:string-value="12" calcext:value-type="string">
            <text:p>12</text:p>
          </table:table-cell>
          <table:table-cell table:formula="of:=&quot;CUSTTEST&quot;&amp;[.B14]" office:value-type="string" office:string-value="CUSTTEST12" calcext:value-type="string">
            <text:p>CUSTTEST12</text:p>
          </table:table-cell>
          <table:table-cell table:formula="of:=RANDBETWEEN(1;3)" office:value-type="float" office:value="1" calcext:value-type="float">
            <text:p>1</text:p>
          </table:table-cell>
        </table:table-row>
        <table:table-row table:style-name="ro1">
          <table:table-cell table:formula="of:=TEXT(ROW([.A13]);&quot;0&quot;)" office:value-type="string" office:string-value="13" calcext:value-type="string">
            <text:p>13</text:p>
          </table:table-cell>
          <table:table-cell table:formula="of:=TEXT(ROW([.A13]);&quot;00&quot;)" office:value-type="string" office:string-value="13" calcext:value-type="string">
            <text:p>13</text:p>
          </table:table-cell>
          <table:table-cell table:formula="of:=&quot;CUSTTEST&quot;&amp;[.B15]" office:value-type="string" office:string-value="CUSTTEST13" calcext:value-type="string">
            <text:p>CUSTTEST13</text:p>
          </table:table-cell>
          <table:table-cell table:formula="of:=RANDBETWEEN(1;3)" office:value-type="float" office:value="3" calcext:value-type="float">
            <text:p>3</text:p>
          </table:table-cell>
        </table:table-row>
        <table:table-row table:style-name="ro1">
          <table:table-cell table:formula="of:=TEXT(ROW([.A14]);&quot;0&quot;)" office:value-type="string" office:string-value="14" calcext:value-type="string">
            <text:p>14</text:p>
          </table:table-cell>
          <table:table-cell table:formula="of:=TEXT(ROW([.A14]);&quot;00&quot;)" office:value-type="string" office:string-value="14" calcext:value-type="string">
            <text:p>14</text:p>
          </table:table-cell>
          <table:table-cell table:formula="of:=&quot;CUSTTEST&quot;&amp;[.B16]" office:value-type="string" office:string-value="CUSTTEST14" calcext:value-type="string">
            <text:p>CUSTTEST14</text:p>
          </table:table-cell>
          <table:table-cell table:formula="of:=RANDBETWEEN(1;3)" office:value-type="float" office:value="3" calcext:value-type="float">
            <text:p>3</text:p>
          </table:table-cell>
        </table:table-row>
        <table:table-row table:style-name="ro1">
          <table:table-cell table:formula="of:=TEXT(ROW([.A15]);&quot;0&quot;)" office:value-type="string" office:string-value="15" calcext:value-type="string">
            <text:p>15</text:p>
          </table:table-cell>
          <table:table-cell table:formula="of:=TEXT(ROW([.A15]);&quot;00&quot;)" office:value-type="string" office:string-value="15" calcext:value-type="string">
            <text:p>15</text:p>
          </table:table-cell>
          <table:table-cell table:formula="of:=&quot;CUSTTEST&quot;&amp;[.B17]" office:value-type="string" office:string-value="CUSTTEST15" calcext:value-type="string">
            <text:p>CUSTTEST15</text:p>
          </table:table-cell>
          <table:table-cell table:formula="of:=RANDBETWEEN(1;3)" office:value-type="float" office:value="2" calcext:value-type="float">
            <text:p>2</text:p>
          </table:table-cell>
        </table:table-row>
        <table:table-row table:style-name="ro1">
          <table:table-cell table:formula="of:=TEXT(ROW([.A16]);&quot;0&quot;)" office:value-type="string" office:string-value="16" calcext:value-type="string">
            <text:p>16</text:p>
          </table:table-cell>
          <table:table-cell table:formula="of:=TEXT(ROW([.A16]);&quot;00&quot;)" office:value-type="string" office:string-value="16" calcext:value-type="string">
            <text:p>16</text:p>
          </table:table-cell>
          <table:table-cell table:formula="of:=&quot;CUSTTEST&quot;&amp;[.B18]" office:value-type="string" office:string-value="CUSTTEST16" calcext:value-type="string">
            <text:p>CUSTTEST16</text:p>
          </table:table-cell>
          <table:table-cell table:formula="of:=RANDBETWEEN(1;3)" office:value-type="float" office:value="1" calcext:value-type="float">
            <text:p>1</text:p>
          </table:table-cell>
        </table:table-row>
        <table:table-row table:style-name="ro1">
          <table:table-cell table:formula="of:=TEXT(ROW([.A17]);&quot;0&quot;)" office:value-type="string" office:string-value="17" calcext:value-type="string">
            <text:p>17</text:p>
          </table:table-cell>
          <table:table-cell table:formula="of:=TEXT(ROW([.A17]);&quot;00&quot;)" office:value-type="string" office:string-value="17" calcext:value-type="string">
            <text:p>17</text:p>
          </table:table-cell>
          <table:table-cell table:formula="of:=&quot;CUSTTEST&quot;&amp;[.B19]" office:value-type="string" office:string-value="CUSTTEST17" calcext:value-type="string">
            <text:p>CUSTTEST17</text:p>
          </table:table-cell>
          <table:table-cell table:formula="of:=RANDBETWEEN(1;3)" office:value-type="float" office:value="3" calcext:value-type="float">
            <text:p>3</text:p>
          </table:table-cell>
        </table:table-row>
        <table:table-row table:style-name="ro1">
          <table:table-cell table:formula="of:=TEXT(ROW([.A18]);&quot;0&quot;)" office:value-type="string" office:string-value="18" calcext:value-type="string">
            <text:p>18</text:p>
          </table:table-cell>
          <table:table-cell table:formula="of:=TEXT(ROW([.A18]);&quot;00&quot;)" office:value-type="string" office:string-value="18" calcext:value-type="string">
            <text:p>18</text:p>
          </table:table-cell>
          <table:table-cell table:formula="of:=&quot;CUSTTEST&quot;&amp;[.B20]" office:value-type="string" office:string-value="CUSTTEST18" calcext:value-type="string">
            <text:p>CUSTTEST18</text:p>
          </table:table-cell>
          <table:table-cell table:formula="of:=RANDBETWEEN(1;3)" office:value-type="float" office:value="1" calcext:value-type="float">
            <text:p>1</text:p>
          </table:table-cell>
        </table:table-row>
        <table:table-row table:style-name="ro1">
          <table:table-cell table:formula="of:=TEXT(ROW([.A19]);&quot;0&quot;)" office:value-type="string" office:string-value="19" calcext:value-type="string">
            <text:p>19</text:p>
          </table:table-cell>
          <table:table-cell table:formula="of:=TEXT(ROW([.A19]);&quot;00&quot;)" office:value-type="string" office:string-value="19" calcext:value-type="string">
            <text:p>19</text:p>
          </table:table-cell>
          <table:table-cell table:formula="of:=&quot;CUSTTEST&quot;&amp;[.B21]" office:value-type="string" office:string-value="CUSTTEST19" calcext:value-type="string">
            <text:p>CUSTTEST19</text:p>
          </table:table-cell>
          <table:table-cell table:formula="of:=RANDBETWEEN(1;3)" office:value-type="float" office:value="1" calcext:value-type="float">
            <text:p>1</text:p>
          </table:table-cell>
        </table:table-row>
        <table:table-row table:style-name="ro1">
          <table:table-cell table:formula="of:=TEXT(ROW([.A20]);&quot;0&quot;)" office:value-type="string" office:string-value="20" calcext:value-type="string">
            <text:p>20</text:p>
          </table:table-cell>
          <table:table-cell table:formula="of:=TEXT(ROW([.A20]);&quot;00&quot;)" office:value-type="string" office:string-value="20" calcext:value-type="string">
            <text:p>20</text:p>
          </table:table-cell>
          <table:table-cell table:formula="of:=&quot;CUSTTEST&quot;&amp;[.B22]" office:value-type="string" office:string-value="CUSTTEST20" calcext:value-type="string">
            <text:p>CUSTTEST20</text:p>
          </table:table-cell>
          <table:table-cell table:formula="of:=RANDBETWEEN(1;3)" office:value-type="float" office:value="2" calcext:value-type="float">
            <text:p>2</text:p>
          </table:table-cell>
        </table:table-row>
        <table:table-row table:style-name="ro1">
          <table:table-cell table:formula="of:=TEXT(ROW([.A21]);&quot;0&quot;)" office:value-type="string" office:string-value="21" calcext:value-type="string">
            <text:p>21</text:p>
          </table:table-cell>
          <table:table-cell table:formula="of:=TEXT(ROW([.A21]);&quot;00&quot;)" office:value-type="string" office:string-value="21" calcext:value-type="string">
            <text:p>21</text:p>
          </table:table-cell>
          <table:table-cell table:formula="of:=&quot;CUSTTEST&quot;&amp;[.B23]" office:value-type="string" office:string-value="CUSTTEST21" calcext:value-type="string">
            <text:p>CUSTTEST21</text:p>
          </table:table-cell>
          <table:table-cell table:formula="of:=RANDBETWEEN(1;3)" office:value-type="float" office:value="1" calcext:value-type="float">
            <text:p>1</text:p>
          </table:table-cell>
        </table:table-row>
        <table:table-row table:style-name="ro1">
          <table:table-cell table:formula="of:=TEXT(ROW([.A22]);&quot;0&quot;)" office:value-type="string" office:string-value="22" calcext:value-type="string">
            <text:p>22</text:p>
          </table:table-cell>
          <table:table-cell table:formula="of:=TEXT(ROW([.A22]);&quot;00&quot;)" office:value-type="string" office:string-value="22" calcext:value-type="string">
            <text:p>22</text:p>
          </table:table-cell>
          <table:table-cell table:formula="of:=&quot;CUSTTEST&quot;&amp;[.B24]" office:value-type="string" office:string-value="CUSTTEST22" calcext:value-type="string">
            <text:p>CUSTTEST22</text:p>
          </table:table-cell>
          <table:table-cell table:formula="of:=RANDBETWEEN(1;3)" office:value-type="float" office:value="1" calcext:value-type="float">
            <text:p>1</text:p>
          </table:table-cell>
        </table:table-row>
        <table:table-row table:style-name="ro1">
          <table:table-cell table:formula="of:=TEXT(ROW([.A23]);&quot;0&quot;)" office:value-type="string" office:string-value="23" calcext:value-type="string">
            <text:p>23</text:p>
          </table:table-cell>
          <table:table-cell table:formula="of:=TEXT(ROW([.A23]);&quot;00&quot;)" office:value-type="string" office:string-value="23" calcext:value-type="string">
            <text:p>23</text:p>
          </table:table-cell>
          <table:table-cell table:formula="of:=&quot;CUSTTEST&quot;&amp;[.B25]" office:value-type="string" office:string-value="CUSTTEST23" calcext:value-type="string">
            <text:p>CUSTTEST23</text:p>
          </table:table-cell>
          <table:table-cell table:formula="of:=RANDBETWEEN(1;3)" office:value-type="float" office:value="2" calcext:value-type="float">
            <text:p>2</text:p>
          </table:table-cell>
        </table:table-row>
        <table:table-row table:style-name="ro1">
          <table:table-cell table:formula="of:=TEXT(ROW([.A24]);&quot;0&quot;)" office:value-type="string" office:string-value="24" calcext:value-type="string">
            <text:p>24</text:p>
          </table:table-cell>
          <table:table-cell table:formula="of:=TEXT(ROW([.A24]);&quot;00&quot;)" office:value-type="string" office:string-value="24" calcext:value-type="string">
            <text:p>24</text:p>
          </table:table-cell>
          <table:table-cell table:formula="of:=&quot;CUSTTEST&quot;&amp;[.B26]" office:value-type="string" office:string-value="CUSTTEST24" calcext:value-type="string">
            <text:p>CUSTTEST24</text:p>
          </table:table-cell>
          <table:table-cell table:formula="of:=RANDBETWEEN(1;3)" office:value-type="float" office:value="2" calcext:value-type="float">
            <text:p>2</text:p>
          </table:table-cell>
        </table:table-row>
        <table:table-row table:style-name="ro1">
          <table:table-cell table:formula="of:=TEXT(ROW([.A25]);&quot;0&quot;)" office:value-type="string" office:string-value="25" calcext:value-type="string">
            <text:p>25</text:p>
          </table:table-cell>
          <table:table-cell table:formula="of:=TEXT(ROW([.A25]);&quot;00&quot;)" office:value-type="string" office:string-value="25" calcext:value-type="string">
            <text:p>25</text:p>
          </table:table-cell>
          <table:table-cell table:formula="of:=&quot;CUSTTEST&quot;&amp;[.B27]" office:value-type="string" office:string-value="CUSTTEST25" calcext:value-type="string">
            <text:p>CUSTTEST25</text:p>
          </table:table-cell>
          <table:table-cell table:formula="of:=RANDBETWEEN(1;3)" office:value-type="float" office:value="3" calcext:value-type="float">
            <text:p>3</text:p>
          </table:table-cell>
        </table:table-row>
        <table:table-row table:style-name="ro1">
          <table:table-cell table:formula="of:=TEXT(ROW([.A26]);&quot;0&quot;)" office:value-type="string" office:string-value="26" calcext:value-type="string">
            <text:p>26</text:p>
          </table:table-cell>
          <table:table-cell table:formula="of:=TEXT(ROW([.A26]);&quot;00&quot;)" office:value-type="string" office:string-value="26" calcext:value-type="string">
            <text:p>26</text:p>
          </table:table-cell>
          <table:table-cell table:formula="of:=&quot;CUSTTEST&quot;&amp;[.B28]" office:value-type="string" office:string-value="CUSTTEST26" calcext:value-type="string">
            <text:p>CUSTTEST26</text:p>
          </table:table-cell>
          <table:table-cell table:formula="of:=RANDBETWEEN(1;3)" office:value-type="float" office:value="1" calcext:value-type="float">
            <text:p>1</text:p>
          </table:table-cell>
        </table:table-row>
        <table:table-row table:style-name="ro1">
          <table:table-cell table:formula="of:=TEXT(ROW([.A27]);&quot;0&quot;)" office:value-type="string" office:string-value="27" calcext:value-type="string">
            <text:p>27</text:p>
          </table:table-cell>
          <table:table-cell table:formula="of:=TEXT(ROW([.A27]);&quot;00&quot;)" office:value-type="string" office:string-value="27" calcext:value-type="string">
            <text:p>27</text:p>
          </table:table-cell>
          <table:table-cell table:formula="of:=&quot;CUSTTEST&quot;&amp;[.B29]" office:value-type="string" office:string-value="CUSTTEST27" calcext:value-type="string">
            <text:p>CUSTTEST27</text:p>
          </table:table-cell>
          <table:table-cell table:formula="of:=RANDBETWEEN(1;3)" office:value-type="float" office:value="3" calcext:value-type="float">
            <text:p>3</text:p>
          </table:table-cell>
        </table:table-row>
        <table:table-row table:style-name="ro1">
          <table:table-cell table:formula="of:=TEXT(ROW([.A28]);&quot;0&quot;)" office:value-type="string" office:string-value="28" calcext:value-type="string">
            <text:p>28</text:p>
          </table:table-cell>
          <table:table-cell table:formula="of:=TEXT(ROW([.A28]);&quot;00&quot;)" office:value-type="string" office:string-value="28" calcext:value-type="string">
            <text:p>28</text:p>
          </table:table-cell>
          <table:table-cell table:formula="of:=&quot;CUSTTEST&quot;&amp;[.B30]" office:value-type="string" office:string-value="CUSTTEST28" calcext:value-type="string">
            <text:p>CUSTTEST28</text:p>
          </table:table-cell>
          <table:table-cell table:formula="of:=RANDBETWEEN(1;3)" office:value-type="float" office:value="3" calcext:value-type="float">
            <text:p>3</text:p>
          </table:table-cell>
        </table:table-row>
        <table:table-row table:style-name="ro1">
          <table:table-cell table:formula="of:=TEXT(ROW([.A29]);&quot;0&quot;)" office:value-type="string" office:string-value="29" calcext:value-type="string">
            <text:p>29</text:p>
          </table:table-cell>
          <table:table-cell table:formula="of:=TEXT(ROW([.A29]);&quot;00&quot;)" office:value-type="string" office:string-value="29" calcext:value-type="string">
            <text:p>29</text:p>
          </table:table-cell>
          <table:table-cell table:formula="of:=&quot;CUSTTEST&quot;&amp;[.B31]" office:value-type="string" office:string-value="CUSTTEST29" calcext:value-type="string">
            <text:p>CUSTTEST29</text:p>
          </table:table-cell>
          <table:table-cell table:formula="of:=RANDBETWEEN(1;3)" office:value-type="float" office:value="2" calcext:value-type="float">
            <text:p>2</text:p>
          </table:table-cell>
        </table:table-row>
        <table:table-row table:style-name="ro1">
          <table:table-cell table:formula="of:=TEXT(ROW([.A30]);&quot;0&quot;)" office:value-type="string" office:string-value="30" calcext:value-type="string">
            <text:p>30</text:p>
          </table:table-cell>
          <table:table-cell table:formula="of:=TEXT(ROW([.A30]);&quot;00&quot;)" office:value-type="string" office:string-value="30" calcext:value-type="string">
            <text:p>30</text:p>
          </table:table-cell>
          <table:table-cell table:formula="of:=&quot;CUSTTEST&quot;&amp;[.B32]" office:value-type="string" office:string-value="CUSTTEST30" calcext:value-type="string">
            <text:p>CUSTTEST30</text:p>
          </table:table-cell>
          <table:table-cell table:formula="of:=RANDBETWEEN(1;3)" office:value-type="float" office:value="1" calcext:value-type="float">
            <text:p>1</text:p>
          </table:table-cell>
        </table:table-row>
        <table:table-row table:style-name="ro1">
          <table:table-cell table:formula="of:=TEXT(ROW([.A31]);&quot;0&quot;)" office:value-type="string" office:string-value="31" calcext:value-type="string">
            <text:p>31</text:p>
          </table:table-cell>
          <table:table-cell table:formula="of:=TEXT(ROW([.A31]);&quot;00&quot;)" office:value-type="string" office:string-value="31" calcext:value-type="string">
            <text:p>31</text:p>
          </table:table-cell>
          <table:table-cell table:formula="of:=&quot;CUSTTEST&quot;&amp;[.B33]" office:value-type="string" office:string-value="CUSTTEST31" calcext:value-type="string">
            <text:p>CUSTTEST31</text:p>
          </table:table-cell>
          <table:table-cell table:formula="of:=RANDBETWEEN(1;3)" office:value-type="float" office:value="1" calcext:value-type="float">
            <text:p>1</text:p>
          </table:table-cell>
        </table:table-row>
        <table:table-row table:style-name="ro1">
          <table:table-cell table:formula="of:=TEXT(ROW([.A32]);&quot;0&quot;)" office:value-type="string" office:string-value="32" calcext:value-type="string">
            <text:p>32</text:p>
          </table:table-cell>
          <table:table-cell table:formula="of:=TEXT(ROW([.A32]);&quot;00&quot;)" office:value-type="string" office:string-value="32" calcext:value-type="string">
            <text:p>32</text:p>
          </table:table-cell>
          <table:table-cell table:formula="of:=&quot;CUSTTEST&quot;&amp;[.B34]" office:value-type="string" office:string-value="CUSTTEST32" calcext:value-type="string">
            <text:p>CUSTTEST32</text:p>
          </table:table-cell>
          <table:table-cell table:formula="of:=RANDBETWEEN(1;3)" office:value-type="float" office:value="1" calcext:value-type="float">
            <text:p>1</text:p>
          </table:table-cell>
        </table:table-row>
        <table:table-row table:style-name="ro1">
          <table:table-cell table:formula="of:=TEXT(ROW([.A33]);&quot;0&quot;)" office:value-type="string" office:string-value="33" calcext:value-type="string">
            <text:p>33</text:p>
          </table:table-cell>
          <table:table-cell table:formula="of:=TEXT(ROW([.A33]);&quot;00&quot;)" office:value-type="string" office:string-value="33" calcext:value-type="string">
            <text:p>33</text:p>
          </table:table-cell>
          <table:table-cell table:formula="of:=&quot;CUSTTEST&quot;&amp;[.B35]" office:value-type="string" office:string-value="CUSTTEST33" calcext:value-type="string">
            <text:p>CUSTTEST33</text:p>
          </table:table-cell>
          <table:table-cell table:formula="of:=RANDBETWEEN(1;3)" office:value-type="float" office:value="3" calcext:value-type="float">
            <text:p>3</text:p>
          </table:table-cell>
        </table:table-row>
        <table:table-row table:style-name="ro1">
          <table:table-cell table:formula="of:=TEXT(ROW([.A34]);&quot;0&quot;)" office:value-type="string" office:string-value="34" calcext:value-type="string">
            <text:p>34</text:p>
          </table:table-cell>
          <table:table-cell table:formula="of:=TEXT(ROW([.A34]);&quot;00&quot;)" office:value-type="string" office:string-value="34" calcext:value-type="string">
            <text:p>34</text:p>
          </table:table-cell>
          <table:table-cell table:formula="of:=&quot;CUSTTEST&quot;&amp;[.B36]" office:value-type="string" office:string-value="CUSTTEST34" calcext:value-type="string">
            <text:p>CUSTTEST34</text:p>
          </table:table-cell>
          <table:table-cell table:formula="of:=RANDBETWEEN(1;3)" office:value-type="float" office:value="1" calcext:value-type="float">
            <text:p>1</text:p>
          </table:table-cell>
        </table:table-row>
        <table:table-row table:style-name="ro1">
          <table:table-cell table:formula="of:=TEXT(ROW([.A35]);&quot;0&quot;)" office:value-type="string" office:string-value="35" calcext:value-type="string">
            <text:p>35</text:p>
          </table:table-cell>
          <table:table-cell table:formula="of:=TEXT(ROW([.A35]);&quot;00&quot;)" office:value-type="string" office:string-value="35" calcext:value-type="string">
            <text:p>35</text:p>
          </table:table-cell>
          <table:table-cell table:formula="of:=&quot;CUSTTEST&quot;&amp;[.B37]" office:value-type="string" office:string-value="CUSTTEST35" calcext:value-type="string">
            <text:p>CUSTTEST35</text:p>
          </table:table-cell>
          <table:table-cell table:formula="of:=RANDBETWEEN(1;3)" office:value-type="float" office:value="3" calcext:value-type="float">
            <text:p>3</text:p>
          </table:table-cell>
        </table:table-row>
        <table:table-row table:style-name="ro1">
          <table:table-cell table:formula="of:=TEXT(ROW([.A36]);&quot;0&quot;)" office:value-type="string" office:string-value="36" calcext:value-type="string">
            <text:p>36</text:p>
          </table:table-cell>
          <table:table-cell table:formula="of:=TEXT(ROW([.A36]);&quot;00&quot;)" office:value-type="string" office:string-value="36" calcext:value-type="string">
            <text:p>36</text:p>
          </table:table-cell>
          <table:table-cell table:formula="of:=&quot;CUSTTEST&quot;&amp;[.B38]" office:value-type="string" office:string-value="CUSTTEST36" calcext:value-type="string">
            <text:p>CUSTTEST36</text:p>
          </table:table-cell>
          <table:table-cell table:formula="of:=RANDBETWEEN(1;3)" office:value-type="float" office:value="2" calcext:value-type="float">
            <text:p>2</text:p>
          </table:table-cell>
        </table:table-row>
        <table:table-row table:style-name="ro1">
          <table:table-cell table:formula="of:=TEXT(ROW([.A37]);&quot;0&quot;)" office:value-type="string" office:string-value="37" calcext:value-type="string">
            <text:p>37</text:p>
          </table:table-cell>
          <table:table-cell table:formula="of:=TEXT(ROW([.A37]);&quot;00&quot;)" office:value-type="string" office:string-value="37" calcext:value-type="string">
            <text:p>37</text:p>
          </table:table-cell>
          <table:table-cell table:formula="of:=&quot;CUSTTEST&quot;&amp;[.B39]" office:value-type="string" office:string-value="CUSTTEST37" calcext:value-type="string">
            <text:p>CUSTTEST37</text:p>
          </table:table-cell>
          <table:table-cell table:formula="of:=RANDBETWEEN(1;3)" office:value-type="float" office:value="2" calcext:value-type="float">
            <text:p>2</text:p>
          </table:table-cell>
        </table:table-row>
        <table:table-row table:style-name="ro1">
          <table:table-cell table:formula="of:=TEXT(ROW([.A38]);&quot;0&quot;)" office:value-type="string" office:string-value="38" calcext:value-type="string">
            <text:p>38</text:p>
          </table:table-cell>
          <table:table-cell table:formula="of:=TEXT(ROW([.A38]);&quot;00&quot;)" office:value-type="string" office:string-value="38" calcext:value-type="string">
            <text:p>38</text:p>
          </table:table-cell>
          <table:table-cell table:formula="of:=&quot;CUSTTEST&quot;&amp;[.B40]" office:value-type="string" office:string-value="CUSTTEST38" calcext:value-type="string">
            <text:p>CUSTTEST38</text:p>
          </table:table-cell>
          <table:table-cell table:formula="of:=RANDBETWEEN(1;3)" office:value-type="float" office:value="1" calcext:value-type="float">
            <text:p>1</text:p>
          </table:table-cell>
        </table:table-row>
        <table:table-row table:style-name="ro1">
          <table:table-cell table:formula="of:=TEXT(ROW([.A39]);&quot;0&quot;)" office:value-type="string" office:string-value="39" calcext:value-type="string">
            <text:p>39</text:p>
          </table:table-cell>
          <table:table-cell table:formula="of:=TEXT(ROW([.A39]);&quot;00&quot;)" office:value-type="string" office:string-value="39" calcext:value-type="string">
            <text:p>39</text:p>
          </table:table-cell>
          <table:table-cell table:formula="of:=&quot;CUSTTEST&quot;&amp;[.B41]" office:value-type="string" office:string-value="CUSTTEST39" calcext:value-type="string">
            <text:p>CUSTTEST39</text:p>
          </table:table-cell>
          <table:table-cell table:formula="of:=RANDBETWEEN(1;3)" office:value-type="float" office:value="3" calcext:value-type="float">
            <text:p>3</text:p>
          </table:table-cell>
        </table:table-row>
        <table:table-row table:style-name="ro1">
          <table:table-cell table:formula="of:=TEXT(ROW([.A40]);&quot;0&quot;)" office:value-type="string" office:string-value="40" calcext:value-type="string">
            <text:p>40</text:p>
          </table:table-cell>
          <table:table-cell table:formula="of:=TEXT(ROW([.A40]);&quot;00&quot;)" office:value-type="string" office:string-value="40" calcext:value-type="string">
            <text:p>40</text:p>
          </table:table-cell>
          <table:table-cell table:formula="of:=&quot;CUSTTEST&quot;&amp;[.B42]" office:value-type="string" office:string-value="CUSTTEST40" calcext:value-type="string">
            <text:p>CUSTTEST40</text:p>
          </table:table-cell>
          <table:table-cell table:formula="of:=RANDBETWEEN(1;3)" office:value-type="float" office:value="1" calcext:value-type="float">
            <text:p>1</text:p>
          </table:table-cell>
        </table:table-row>
        <table:table-row table:style-name="ro1">
          <table:table-cell table:formula="of:=TEXT(ROW([.A41]);&quot;0&quot;)" office:value-type="string" office:string-value="41" calcext:value-type="string">
            <text:p>41</text:p>
          </table:table-cell>
          <table:table-cell table:formula="of:=TEXT(ROW([.A41]);&quot;00&quot;)" office:value-type="string" office:string-value="41" calcext:value-type="string">
            <text:p>41</text:p>
          </table:table-cell>
          <table:table-cell table:formula="of:=&quot;CUSTTEST&quot;&amp;[.B43]" office:value-type="string" office:string-value="CUSTTEST41" calcext:value-type="string">
            <text:p>CUSTTEST41</text:p>
          </table:table-cell>
          <table:table-cell table:formula="of:=RANDBETWEEN(1;3)" office:value-type="float" office:value="2" calcext:value-type="float">
            <text:p>2</text:p>
          </table:table-cell>
        </table:table-row>
        <table:table-row table:style-name="ro1">
          <table:table-cell table:formula="of:=TEXT(ROW([.A42]);&quot;0&quot;)" office:value-type="string" office:string-value="42" calcext:value-type="string">
            <text:p>42</text:p>
          </table:table-cell>
          <table:table-cell table:formula="of:=TEXT(ROW([.A42]);&quot;00&quot;)" office:value-type="string" office:string-value="42" calcext:value-type="string">
            <text:p>42</text:p>
          </table:table-cell>
          <table:table-cell table:formula="of:=&quot;CUSTTEST&quot;&amp;[.B44]" office:value-type="string" office:string-value="CUSTTEST42" calcext:value-type="string">
            <text:p>CUSTTEST42</text:p>
          </table:table-cell>
          <table:table-cell table:formula="of:=RANDBETWEEN(1;3)" office:value-type="float" office:value="1" calcext:value-type="float">
            <text:p>1</text:p>
          </table:table-cell>
        </table:table-row>
        <table:table-row table:style-name="ro1">
          <table:table-cell table:formula="of:=TEXT(ROW([.A43]);&quot;0&quot;)" office:value-type="string" office:string-value="43" calcext:value-type="string">
            <text:p>43</text:p>
          </table:table-cell>
          <table:table-cell table:formula="of:=TEXT(ROW([.A43]);&quot;00&quot;)" office:value-type="string" office:string-value="43" calcext:value-type="string">
            <text:p>43</text:p>
          </table:table-cell>
          <table:table-cell table:formula="of:=&quot;CUSTTEST&quot;&amp;[.B45]" office:value-type="string" office:string-value="CUSTTEST43" calcext:value-type="string">
            <text:p>CUSTTEST43</text:p>
          </table:table-cell>
          <table:table-cell table:formula="of:=RANDBETWEEN(1;3)" office:value-type="float" office:value="2" calcext:value-type="float">
            <text:p>2</text:p>
          </table:table-cell>
        </table:table-row>
        <table:table-row table:style-name="ro1">
          <table:table-cell table:formula="of:=TEXT(ROW([.A44]);&quot;0&quot;)" office:value-type="string" office:string-value="44" calcext:value-type="string">
            <text:p>44</text:p>
          </table:table-cell>
          <table:table-cell table:formula="of:=TEXT(ROW([.A44]);&quot;00&quot;)" office:value-type="string" office:string-value="44" calcext:value-type="string">
            <text:p>44</text:p>
          </table:table-cell>
          <table:table-cell table:formula="of:=&quot;CUSTTEST&quot;&amp;[.B46]" office:value-type="string" office:string-value="CUSTTEST44" calcext:value-type="string">
            <text:p>CUSTTEST44</text:p>
          </table:table-cell>
          <table:table-cell table:formula="of:=RANDBETWEEN(1;3)" office:value-type="float" office:value="3" calcext:value-type="float">
            <text:p>3</text:p>
          </table:table-cell>
        </table:table-row>
        <table:table-row table:style-name="ro1">
          <table:table-cell table:formula="of:=TEXT(ROW([.A45]);&quot;0&quot;)" office:value-type="string" office:string-value="45" calcext:value-type="string">
            <text:p>45</text:p>
          </table:table-cell>
          <table:table-cell table:formula="of:=TEXT(ROW([.A45]);&quot;00&quot;)" office:value-type="string" office:string-value="45" calcext:value-type="string">
            <text:p>45</text:p>
          </table:table-cell>
          <table:table-cell table:formula="of:=&quot;CUSTTEST&quot;&amp;[.B47]" office:value-type="string" office:string-value="CUSTTEST45" calcext:value-type="string">
            <text:p>CUSTTEST45</text:p>
          </table:table-cell>
          <table:table-cell table:formula="of:=RANDBETWEEN(1;3)" office:value-type="float" office:value="2" calcext:value-type="float">
            <text:p>2</text:p>
          </table:table-cell>
        </table:table-row>
        <table:table-row table:style-name="ro1">
          <table:table-cell table:formula="of:=TEXT(ROW([.A46]);&quot;0&quot;)" office:value-type="string" office:string-value="46" calcext:value-type="string">
            <text:p>46</text:p>
          </table:table-cell>
          <table:table-cell table:formula="of:=TEXT(ROW([.A46]);&quot;00&quot;)" office:value-type="string" office:string-value="46" calcext:value-type="string">
            <text:p>46</text:p>
          </table:table-cell>
          <table:table-cell table:formula="of:=&quot;CUSTTEST&quot;&amp;[.B48]" office:value-type="string" office:string-value="CUSTTEST46" calcext:value-type="string">
            <text:p>CUSTTEST46</text:p>
          </table:table-cell>
          <table:table-cell table:formula="of:=RANDBETWEEN(1;3)" office:value-type="float" office:value="2" calcext:value-type="float">
            <text:p>2</text:p>
          </table:table-cell>
        </table:table-row>
        <table:table-row table:style-name="ro1">
          <table:table-cell table:formula="of:=TEXT(ROW([.A47]);&quot;0&quot;)" office:value-type="string" office:string-value="47" calcext:value-type="string">
            <text:p>47</text:p>
          </table:table-cell>
          <table:table-cell table:formula="of:=TEXT(ROW([.A47]);&quot;00&quot;)" office:value-type="string" office:string-value="47" calcext:value-type="string">
            <text:p>47</text:p>
          </table:table-cell>
          <table:table-cell table:formula="of:=&quot;CUSTTEST&quot;&amp;[.B49]" office:value-type="string" office:string-value="CUSTTEST47" calcext:value-type="string">
            <text:p>CUSTTEST47</text:p>
          </table:table-cell>
          <table:table-cell table:formula="of:=RANDBETWEEN(1;3)" office:value-type="float" office:value="2" calcext:value-type="float">
            <text:p>2</text:p>
          </table:table-cell>
        </table:table-row>
        <table:table-row table:style-name="ro1">
          <table:table-cell table:formula="of:=TEXT(ROW([.A48]);&quot;0&quot;)" office:value-type="string" office:string-value="48" calcext:value-type="string">
            <text:p>48</text:p>
          </table:table-cell>
          <table:table-cell table:formula="of:=TEXT(ROW([.A48]);&quot;00&quot;)" office:value-type="string" office:string-value="48" calcext:value-type="string">
            <text:p>48</text:p>
          </table:table-cell>
          <table:table-cell table:formula="of:=&quot;CUSTTEST&quot;&amp;[.B50]" office:value-type="string" office:string-value="CUSTTEST48" calcext:value-type="string">
            <text:p>CUSTTEST48</text:p>
          </table:table-cell>
          <table:table-cell table:formula="of:=RANDBETWEEN(1;3)" office:value-type="float" office:value="1" calcext:value-type="float">
            <text:p>1</text:p>
          </table:table-cell>
        </table:table-row>
        <table:table-row table:style-name="ro1">
          <table:table-cell table:formula="of:=TEXT(ROW([.A49]);&quot;0&quot;)" office:value-type="string" office:string-value="49" calcext:value-type="string">
            <text:p>49</text:p>
          </table:table-cell>
          <table:table-cell table:formula="of:=TEXT(ROW([.A49]);&quot;00&quot;)" office:value-type="string" office:string-value="49" calcext:value-type="string">
            <text:p>49</text:p>
          </table:table-cell>
          <table:table-cell table:formula="of:=&quot;CUSTTEST&quot;&amp;[.B51]" office:value-type="string" office:string-value="CUSTTEST49" calcext:value-type="string">
            <text:p>CUSTTEST49</text:p>
          </table:table-cell>
          <table:table-cell table:formula="of:=RANDBETWEEN(1;3)" office:value-type="float" office:value="3" calcext:value-type="float">
            <text:p>3</text:p>
          </table:table-cell>
        </table:table-row>
        <table:table-row table:style-name="ro1">
          <table:table-cell table:formula="of:=TEXT(ROW([.A50]);&quot;0&quot;)" office:value-type="string" office:string-value="50" calcext:value-type="string">
            <text:p>50</text:p>
          </table:table-cell>
          <table:table-cell table:formula="of:=TEXT(ROW([.A50]);&quot;00&quot;)" office:value-type="string" office:string-value="50" calcext:value-type="string">
            <text:p>50</text:p>
          </table:table-cell>
          <table:table-cell table:formula="of:=&quot;CUSTTEST&quot;&amp;[.B52]" office:value-type="string" office:string-value="CUSTTEST50" calcext:value-type="string">
            <text:p>CUSTTEST50</text:p>
          </table:table-cell>
          <table:table-cell table:formula="of:=RANDBETWEEN(1;3)" office:value-type="float" office:value="1" calcext:value-type="float">
            <text:p>1</text:p>
          </table:table-cell>
        </table:table-row>
        <table:table-row table:style-name="ro1">
          <table:table-cell table:formula="of:=TEXT(ROW([.A51]);&quot;0&quot;)" office:value-type="string" office:string-value="51" calcext:value-type="string">
            <text:p>51</text:p>
          </table:table-cell>
          <table:table-cell table:formula="of:=TEXT(ROW([.A51]);&quot;00&quot;)" office:value-type="string" office:string-value="51" calcext:value-type="string">
            <text:p>51</text:p>
          </table:table-cell>
          <table:table-cell table:formula="of:=&quot;CUSTTEST&quot;&amp;[.B53]" office:value-type="string" office:string-value="CUSTTEST51" calcext:value-type="string">
            <text:p>CUSTTEST51</text:p>
          </table:table-cell>
          <table:table-cell table:formula="of:=RANDBETWEEN(1;3)" office:value-type="float" office:value="2" calcext:value-type="float">
            <text:p>2</text:p>
          </table:table-cell>
        </table:table-row>
        <table:table-row table:style-name="ro1">
          <table:table-cell table:formula="of:=TEXT(ROW([.A52]);&quot;0&quot;)" office:value-type="string" office:string-value="52" calcext:value-type="string">
            <text:p>52</text:p>
          </table:table-cell>
          <table:table-cell table:formula="of:=TEXT(ROW([.A52]);&quot;00&quot;)" office:value-type="string" office:string-value="52" calcext:value-type="string">
            <text:p>52</text:p>
          </table:table-cell>
          <table:table-cell table:formula="of:=&quot;CUSTTEST&quot;&amp;[.B54]" office:value-type="string" office:string-value="CUSTTEST52" calcext:value-type="string">
            <text:p>CUSTTEST52</text:p>
          </table:table-cell>
          <table:table-cell table:formula="of:=RANDBETWEEN(1;3)" office:value-type="float" office:value="1" calcext:value-type="float">
            <text:p>1</text:p>
          </table:table-cell>
        </table:table-row>
        <table:table-row table:style-name="ro1">
          <table:table-cell table:formula="of:=TEXT(ROW([.A53]);&quot;0&quot;)" office:value-type="string" office:string-value="53" calcext:value-type="string">
            <text:p>53</text:p>
          </table:table-cell>
          <table:table-cell table:formula="of:=TEXT(ROW([.A53]);&quot;00&quot;)" office:value-type="string" office:string-value="53" calcext:value-type="string">
            <text:p>53</text:p>
          </table:table-cell>
          <table:table-cell table:formula="of:=&quot;CUSTTEST&quot;&amp;[.B55]" office:value-type="string" office:string-value="CUSTTEST53" calcext:value-type="string">
            <text:p>CUSTTEST53</text:p>
          </table:table-cell>
          <table:table-cell table:formula="of:=RANDBETWEEN(1;3)" office:value-type="float" office:value="3" calcext:value-type="float">
            <text:p>3</text:p>
          </table:table-cell>
        </table:table-row>
        <table:table-row table:style-name="ro1">
          <table:table-cell table:formula="of:=TEXT(ROW([.A54]);&quot;0&quot;)" office:value-type="string" office:string-value="54" calcext:value-type="string">
            <text:p>54</text:p>
          </table:table-cell>
          <table:table-cell table:formula="of:=TEXT(ROW([.A54]);&quot;00&quot;)" office:value-type="string" office:string-value="54" calcext:value-type="string">
            <text:p>54</text:p>
          </table:table-cell>
          <table:table-cell table:formula="of:=&quot;CUSTTEST&quot;&amp;[.B56]" office:value-type="string" office:string-value="CUSTTEST54" calcext:value-type="string">
            <text:p>CUSTTEST54</text:p>
          </table:table-cell>
          <table:table-cell table:formula="of:=RANDBETWEEN(1;3)" office:value-type="float" office:value="1" calcext:value-type="float">
            <text:p>1</text:p>
          </table:table-cell>
        </table:table-row>
        <table:table-row table:style-name="ro1">
          <table:table-cell table:formula="of:=TEXT(ROW([.A55]);&quot;0&quot;)" office:value-type="string" office:string-value="55" calcext:value-type="string">
            <text:p>55</text:p>
          </table:table-cell>
          <table:table-cell table:formula="of:=TEXT(ROW([.A55]);&quot;00&quot;)" office:value-type="string" office:string-value="55" calcext:value-type="string">
            <text:p>55</text:p>
          </table:table-cell>
          <table:table-cell table:formula="of:=&quot;CUSTTEST&quot;&amp;[.B57]" office:value-type="string" office:string-value="CUSTTEST55" calcext:value-type="string">
            <text:p>CUSTTEST55</text:p>
          </table:table-cell>
          <table:table-cell table:formula="of:=RANDBETWEEN(1;3)" office:value-type="float" office:value="1" calcext:value-type="float">
            <text:p>1</text:p>
          </table:table-cell>
        </table:table-row>
        <table:table-row table:style-name="ro1">
          <table:table-cell table:formula="of:=TEXT(ROW([.A56]);&quot;0&quot;)" office:value-type="string" office:string-value="56" calcext:value-type="string">
            <text:p>56</text:p>
          </table:table-cell>
          <table:table-cell table:formula="of:=TEXT(ROW([.A56]);&quot;00&quot;)" office:value-type="string" office:string-value="56" calcext:value-type="string">
            <text:p>56</text:p>
          </table:table-cell>
          <table:table-cell table:formula="of:=&quot;CUSTTEST&quot;&amp;[.B58]" office:value-type="string" office:string-value="CUSTTEST56" calcext:value-type="string">
            <text:p>CUSTTEST56</text:p>
          </table:table-cell>
          <table:table-cell table:formula="of:=RANDBETWEEN(1;3)" office:value-type="float" office:value="3" calcext:value-type="float">
            <text:p>3</text:p>
          </table:table-cell>
        </table:table-row>
        <table:table-row table:style-name="ro1">
          <table:table-cell table:formula="of:=TEXT(ROW([.A57]);&quot;0&quot;)" office:value-type="string" office:string-value="57" calcext:value-type="string">
            <text:p>57</text:p>
          </table:table-cell>
          <table:table-cell table:formula="of:=TEXT(ROW([.A57]);&quot;00&quot;)" office:value-type="string" office:string-value="57" calcext:value-type="string">
            <text:p>57</text:p>
          </table:table-cell>
          <table:table-cell table:formula="of:=&quot;CUSTTEST&quot;&amp;[.B59]" office:value-type="string" office:string-value="CUSTTEST57" calcext:value-type="string">
            <text:p>CUSTTEST57</text:p>
          </table:table-cell>
          <table:table-cell table:formula="of:=RANDBETWEEN(1;3)" office:value-type="float" office:value="2" calcext:value-type="float">
            <text:p>2</text:p>
          </table:table-cell>
        </table:table-row>
        <table:table-row table:style-name="ro1">
          <table:table-cell table:formula="of:=TEXT(ROW([.A58]);&quot;0&quot;)" office:value-type="string" office:string-value="58" calcext:value-type="string">
            <text:p>58</text:p>
          </table:table-cell>
          <table:table-cell table:formula="of:=TEXT(ROW([.A58]);&quot;00&quot;)" office:value-type="string" office:string-value="58" calcext:value-type="string">
            <text:p>58</text:p>
          </table:table-cell>
          <table:table-cell table:formula="of:=&quot;CUSTTEST&quot;&amp;[.B60]" office:value-type="string" office:string-value="CUSTTEST58" calcext:value-type="string">
            <text:p>CUSTTEST58</text:p>
          </table:table-cell>
          <table:table-cell table:formula="of:=RANDBETWEEN(1;3)" office:value-type="float" office:value="1" calcext:value-type="float">
            <text:p>1</text:p>
          </table:table-cell>
        </table:table-row>
        <table:table-row table:style-name="ro1">
          <table:table-cell table:formula="of:=TEXT(ROW([.A59]);&quot;0&quot;)" office:value-type="string" office:string-value="59" calcext:value-type="string">
            <text:p>59</text:p>
          </table:table-cell>
          <table:table-cell table:formula="of:=TEXT(ROW([.A59]);&quot;00&quot;)" office:value-type="string" office:string-value="59" calcext:value-type="string">
            <text:p>59</text:p>
          </table:table-cell>
          <table:table-cell table:formula="of:=&quot;CUSTTEST&quot;&amp;[.B61]" office:value-type="string" office:string-value="CUSTTEST59" calcext:value-type="string">
            <text:p>CUSTTEST59</text:p>
          </table:table-cell>
          <table:table-cell table:formula="of:=RANDBETWEEN(1;3)" office:value-type="float" office:value="2" calcext:value-type="float">
            <text:p>2</text:p>
          </table:table-cell>
        </table:table-row>
        <table:table-row table:style-name="ro1">
          <table:table-cell table:formula="of:=TEXT(ROW([.A60]);&quot;0&quot;)" office:value-type="string" office:string-value="60" calcext:value-type="string">
            <text:p>60</text:p>
          </table:table-cell>
          <table:table-cell table:formula="of:=TEXT(ROW([.A60]);&quot;00&quot;)" office:value-type="string" office:string-value="60" calcext:value-type="string">
            <text:p>60</text:p>
          </table:table-cell>
          <table:table-cell table:formula="of:=&quot;CUSTTEST&quot;&amp;[.B62]" office:value-type="string" office:string-value="CUSTTEST60" calcext:value-type="string">
            <text:p>CUSTTEST60</text:p>
          </table:table-cell>
          <table:table-cell table:formula="of:=RANDBETWEEN(1;3)" office:value-type="float" office:value="3" calcext:value-type="float">
            <text:p>3</text:p>
          </table:table-cell>
        </table:table-row>
        <table:table-row table:style-name="ro1">
          <table:table-cell table:formula="of:=TEXT(ROW([.A61]);&quot;0&quot;)" office:value-type="string" office:string-value="61" calcext:value-type="string">
            <text:p>61</text:p>
          </table:table-cell>
          <table:table-cell table:formula="of:=TEXT(ROW([.A61]);&quot;00&quot;)" office:value-type="string" office:string-value="61" calcext:value-type="string">
            <text:p>61</text:p>
          </table:table-cell>
          <table:table-cell table:formula="of:=&quot;CUSTTEST&quot;&amp;[.B63]" office:value-type="string" office:string-value="CUSTTEST61" calcext:value-type="string">
            <text:p>CUSTTEST61</text:p>
          </table:table-cell>
          <table:table-cell table:formula="of:=RANDBETWEEN(1;3)" office:value-type="float" office:value="1" calcext:value-type="float">
            <text:p>1</text:p>
          </table:table-cell>
        </table:table-row>
        <table:table-row table:style-name="ro1">
          <table:table-cell table:formula="of:=TEXT(ROW([.A62]);&quot;0&quot;)" office:value-type="string" office:string-value="62" calcext:value-type="string">
            <text:p>62</text:p>
          </table:table-cell>
          <table:table-cell table:formula="of:=TEXT(ROW([.A62]);&quot;00&quot;)" office:value-type="string" office:string-value="62" calcext:value-type="string">
            <text:p>62</text:p>
          </table:table-cell>
          <table:table-cell table:formula="of:=&quot;CUSTTEST&quot;&amp;[.B64]" office:value-type="string" office:string-value="CUSTTEST62" calcext:value-type="string">
            <text:p>CUSTTEST62</text:p>
          </table:table-cell>
          <table:table-cell table:formula="of:=RANDBETWEEN(1;3)" office:value-type="float" office:value="3" calcext:value-type="float">
            <text:p>3</text:p>
          </table:table-cell>
        </table:table-row>
        <table:table-row table:style-name="ro1">
          <table:table-cell table:formula="of:=TEXT(ROW([.A63]);&quot;0&quot;)" office:value-type="string" office:string-value="63" calcext:value-type="string">
            <text:p>63</text:p>
          </table:table-cell>
          <table:table-cell table:formula="of:=TEXT(ROW([.A63]);&quot;00&quot;)" office:value-type="string" office:string-value="63" calcext:value-type="string">
            <text:p>63</text:p>
          </table:table-cell>
          <table:table-cell table:formula="of:=&quot;CUSTTEST&quot;&amp;[.B65]" office:value-type="string" office:string-value="CUSTTEST63" calcext:value-type="string">
            <text:p>CUSTTEST63</text:p>
          </table:table-cell>
          <table:table-cell table:formula="of:=RANDBETWEEN(1;3)" office:value-type="float" office:value="1" calcext:value-type="float">
            <text:p>1</text:p>
          </table:table-cell>
        </table:table-row>
        <table:table-row table:style-name="ro1">
          <table:table-cell table:formula="of:=TEXT(ROW([.A64]);&quot;0&quot;)" office:value-type="string" office:string-value="64" calcext:value-type="string">
            <text:p>64</text:p>
          </table:table-cell>
          <table:table-cell table:formula="of:=TEXT(ROW([.A64]);&quot;00&quot;)" office:value-type="string" office:string-value="64" calcext:value-type="string">
            <text:p>64</text:p>
          </table:table-cell>
          <table:table-cell table:formula="of:=&quot;CUSTTEST&quot;&amp;[.B66]" office:value-type="string" office:string-value="CUSTTEST64" calcext:value-type="string">
            <text:p>CUSTTEST64</text:p>
          </table:table-cell>
          <table:table-cell table:formula="of:=RANDBETWEEN(1;3)" office:value-type="float" office:value="1" calcext:value-type="float">
            <text:p>1</text:p>
          </table:table-cell>
        </table:table-row>
        <table:table-row table:style-name="ro1">
          <table:table-cell table:formula="of:=TEXT(ROW([.A65]);&quot;0&quot;)" office:value-type="string" office:string-value="65" calcext:value-type="string">
            <text:p>65</text:p>
          </table:table-cell>
          <table:table-cell table:formula="of:=TEXT(ROW([.A65]);&quot;00&quot;)" office:value-type="string" office:string-value="65" calcext:value-type="string">
            <text:p>65</text:p>
          </table:table-cell>
          <table:table-cell table:formula="of:=&quot;CUSTTEST&quot;&amp;[.B67]" office:value-type="string" office:string-value="CUSTTEST65" calcext:value-type="string">
            <text:p>CUSTTEST65</text:p>
          </table:table-cell>
          <table:table-cell table:formula="of:=RANDBETWEEN(1;3)" office:value-type="float" office:value="1" calcext:value-type="float">
            <text:p>1</text:p>
          </table:table-cell>
        </table:table-row>
        <table:table-row table:style-name="ro1">
          <table:table-cell table:formula="of:=TEXT(ROW([.A66]);&quot;0&quot;)" office:value-type="string" office:string-value="66" calcext:value-type="string">
            <text:p>66</text:p>
          </table:table-cell>
          <table:table-cell table:formula="of:=TEXT(ROW([.A66]);&quot;00&quot;)" office:value-type="string" office:string-value="66" calcext:value-type="string">
            <text:p>66</text:p>
          </table:table-cell>
          <table:table-cell table:formula="of:=&quot;CUSTTEST&quot;&amp;[.B68]" office:value-type="string" office:string-value="CUSTTEST66" calcext:value-type="string">
            <text:p>CUSTTEST66</text:p>
          </table:table-cell>
          <table:table-cell table:formula="of:=RANDBETWEEN(1;3)" office:value-type="float" office:value="2" calcext:value-type="float">
            <text:p>2</text:p>
          </table:table-cell>
        </table:table-row>
        <table:table-row table:style-name="ro1">
          <table:table-cell table:formula="of:=TEXT(ROW([.A67]);&quot;0&quot;)" office:value-type="string" office:string-value="67" calcext:value-type="string">
            <text:p>67</text:p>
          </table:table-cell>
          <table:table-cell table:formula="of:=TEXT(ROW([.A67]);&quot;00&quot;)" office:value-type="string" office:string-value="67" calcext:value-type="string">
            <text:p>67</text:p>
          </table:table-cell>
          <table:table-cell table:formula="of:=&quot;CUSTTEST&quot;&amp;[.B69]" office:value-type="string" office:string-value="CUSTTEST67" calcext:value-type="string">
            <text:p>CUSTTEST67</text:p>
          </table:table-cell>
          <table:table-cell table:formula="of:=RANDBETWEEN(1;3)" office:value-type="float" office:value="1" calcext:value-type="float">
            <text:p>1</text:p>
          </table:table-cell>
        </table:table-row>
        <table:table-row table:style-name="ro1">
          <table:table-cell table:formula="of:=TEXT(ROW([.A68]);&quot;0&quot;)" office:value-type="string" office:string-value="68" calcext:value-type="string">
            <text:p>68</text:p>
          </table:table-cell>
          <table:table-cell table:formula="of:=TEXT(ROW([.A68]);&quot;00&quot;)" office:value-type="string" office:string-value="68" calcext:value-type="string">
            <text:p>68</text:p>
          </table:table-cell>
          <table:table-cell table:formula="of:=&quot;CUSTTEST&quot;&amp;[.B70]" office:value-type="string" office:string-value="CUSTTEST68" calcext:value-type="string">
            <text:p>CUSTTEST68</text:p>
          </table:table-cell>
          <table:table-cell table:formula="of:=RANDBETWEEN(1;3)" office:value-type="float" office:value="1" calcext:value-type="float">
            <text:p>1</text:p>
          </table:table-cell>
        </table:table-row>
        <table:table-row table:style-name="ro1">
          <table:table-cell table:formula="of:=TEXT(ROW([.A69]);&quot;0&quot;)" office:value-type="string" office:string-value="69" calcext:value-type="string">
            <text:p>69</text:p>
          </table:table-cell>
          <table:table-cell table:formula="of:=TEXT(ROW([.A69]);&quot;00&quot;)" office:value-type="string" office:string-value="69" calcext:value-type="string">
            <text:p>69</text:p>
          </table:table-cell>
          <table:table-cell table:formula="of:=&quot;CUSTTEST&quot;&amp;[.B71]" office:value-type="string" office:string-value="CUSTTEST69" calcext:value-type="string">
            <text:p>CUSTTEST69</text:p>
          </table:table-cell>
          <table:table-cell table:formula="of:=RANDBETWEEN(1;3)" office:value-type="float" office:value="3" calcext:value-type="float">
            <text:p>3</text:p>
          </table:table-cell>
        </table:table-row>
        <table:table-row table:style-name="ro1">
          <table:table-cell table:formula="of:=TEXT(ROW([.A70]);&quot;0&quot;)" office:value-type="string" office:string-value="70" calcext:value-type="string">
            <text:p>70</text:p>
          </table:table-cell>
          <table:table-cell table:formula="of:=TEXT(ROW([.A70]);&quot;00&quot;)" office:value-type="string" office:string-value="70" calcext:value-type="string">
            <text:p>70</text:p>
          </table:table-cell>
          <table:table-cell table:formula="of:=&quot;CUSTTEST&quot;&amp;[.B72]" office:value-type="string" office:string-value="CUSTTEST70" calcext:value-type="string">
            <text:p>CUSTTEST70</text:p>
          </table:table-cell>
          <table:table-cell table:formula="of:=RANDBETWEEN(1;3)" office:value-type="float" office:value="2" calcext:value-type="float">
            <text:p>2</text:p>
          </table:table-cell>
        </table:table-row>
        <table:table-row table:style-name="ro1">
          <table:table-cell table:formula="of:=TEXT(ROW([.A71]);&quot;0&quot;)" office:value-type="string" office:string-value="71" calcext:value-type="string">
            <text:p>71</text:p>
          </table:table-cell>
          <table:table-cell table:formula="of:=TEXT(ROW([.A71]);&quot;00&quot;)" office:value-type="string" office:string-value="71" calcext:value-type="string">
            <text:p>71</text:p>
          </table:table-cell>
          <table:table-cell table:formula="of:=&quot;CUSTTEST&quot;&amp;[.B73]" office:value-type="string" office:string-value="CUSTTEST71" calcext:value-type="string">
            <text:p>CUSTTEST71</text:p>
          </table:table-cell>
          <table:table-cell table:formula="of:=RANDBETWEEN(1;3)" office:value-type="float" office:value="1" calcext:value-type="float">
            <text:p>1</text:p>
          </table:table-cell>
        </table:table-row>
        <table:table-row table:style-name="ro1">
          <table:table-cell table:formula="of:=TEXT(ROW([.A72]);&quot;0&quot;)" office:value-type="string" office:string-value="72" calcext:value-type="string">
            <text:p>72</text:p>
          </table:table-cell>
          <table:table-cell table:formula="of:=TEXT(ROW([.A72]);&quot;00&quot;)" office:value-type="string" office:string-value="72" calcext:value-type="string">
            <text:p>72</text:p>
          </table:table-cell>
          <table:table-cell table:formula="of:=&quot;CUSTTEST&quot;&amp;[.B74]" office:value-type="string" office:string-value="CUSTTEST72" calcext:value-type="string">
            <text:p>CUSTTEST72</text:p>
          </table:table-cell>
          <table:table-cell table:formula="of:=RANDBETWEEN(1;3)" office:value-type="float" office:value="3" calcext:value-type="float">
            <text:p>3</text:p>
          </table:table-cell>
        </table:table-row>
        <table:table-row table:style-name="ro1">
          <table:table-cell table:formula="of:=TEXT(ROW([.A73]);&quot;0&quot;)" office:value-type="string" office:string-value="73" calcext:value-type="string">
            <text:p>73</text:p>
          </table:table-cell>
          <table:table-cell table:formula="of:=TEXT(ROW([.A73]);&quot;00&quot;)" office:value-type="string" office:string-value="73" calcext:value-type="string">
            <text:p>73</text:p>
          </table:table-cell>
          <table:table-cell table:formula="of:=&quot;CUSTTEST&quot;&amp;[.B75]" office:value-type="string" office:string-value="CUSTTEST73" calcext:value-type="string">
            <text:p>CUSTTEST73</text:p>
          </table:table-cell>
          <table:table-cell table:formula="of:=RANDBETWEEN(1;3)" office:value-type="float" office:value="2" calcext:value-type="float">
            <text:p>2</text:p>
          </table:table-cell>
        </table:table-row>
        <table:table-row table:style-name="ro1">
          <table:table-cell table:formula="of:=TEXT(ROW([.A74]);&quot;0&quot;)" office:value-type="string" office:string-value="74" calcext:value-type="string">
            <text:p>74</text:p>
          </table:table-cell>
          <table:table-cell table:formula="of:=TEXT(ROW([.A74]);&quot;00&quot;)" office:value-type="string" office:string-value="74" calcext:value-type="string">
            <text:p>74</text:p>
          </table:table-cell>
          <table:table-cell table:formula="of:=&quot;CUSTTEST&quot;&amp;[.B76]" office:value-type="string" office:string-value="CUSTTEST74" calcext:value-type="string">
            <text:p>CUSTTEST74</text:p>
          </table:table-cell>
          <table:table-cell table:formula="of:=RANDBETWEEN(1;3)" office:value-type="float" office:value="2" calcext:value-type="float">
            <text:p>2</text:p>
          </table:table-cell>
        </table:table-row>
        <table:table-row table:style-name="ro1">
          <table:table-cell table:formula="of:=TEXT(ROW([.A75]);&quot;0&quot;)" office:value-type="string" office:string-value="75" calcext:value-type="string">
            <text:p>75</text:p>
          </table:table-cell>
          <table:table-cell table:formula="of:=TEXT(ROW([.A75]);&quot;00&quot;)" office:value-type="string" office:string-value="75" calcext:value-type="string">
            <text:p>75</text:p>
          </table:table-cell>
          <table:table-cell table:formula="of:=&quot;CUSTTEST&quot;&amp;[.B77]" office:value-type="string" office:string-value="CUSTTEST75" calcext:value-type="string">
            <text:p>CUSTTEST75</text:p>
          </table:table-cell>
          <table:table-cell table:formula="of:=RANDBETWEEN(1;3)" office:value-type="float" office:value="3" calcext:value-type="float">
            <text:p>3</text:p>
          </table:table-cell>
        </table:table-row>
        <table:table-row table:style-name="ro1">
          <table:table-cell table:formula="of:=TEXT(ROW([.A76]);&quot;0&quot;)" office:value-type="string" office:string-value="76" calcext:value-type="string">
            <text:p>76</text:p>
          </table:table-cell>
          <table:table-cell table:formula="of:=TEXT(ROW([.A76]);&quot;00&quot;)" office:value-type="string" office:string-value="76" calcext:value-type="string">
            <text:p>76</text:p>
          </table:table-cell>
          <table:table-cell table:formula="of:=&quot;CUSTTEST&quot;&amp;[.B78]" office:value-type="string" office:string-value="CUSTTEST76" calcext:value-type="string">
            <text:p>CUSTTEST76</text:p>
          </table:table-cell>
          <table:table-cell table:formula="of:=RANDBETWEEN(1;3)" office:value-type="float" office:value="2" calcext:value-type="float">
            <text:p>2</text:p>
          </table:table-cell>
        </table:table-row>
        <table:table-row table:style-name="ro1">
          <table:table-cell table:formula="of:=TEXT(ROW([.A77]);&quot;0&quot;)" office:value-type="string" office:string-value="77" calcext:value-type="string">
            <text:p>77</text:p>
          </table:table-cell>
          <table:table-cell table:formula="of:=TEXT(ROW([.A77]);&quot;00&quot;)" office:value-type="string" office:string-value="77" calcext:value-type="string">
            <text:p>77</text:p>
          </table:table-cell>
          <table:table-cell table:formula="of:=&quot;CUSTTEST&quot;&amp;[.B79]" office:value-type="string" office:string-value="CUSTTEST77" calcext:value-type="string">
            <text:p>CUSTTEST77</text:p>
          </table:table-cell>
          <table:table-cell table:formula="of:=RANDBETWEEN(1;3)" office:value-type="float" office:value="3" calcext:value-type="float">
            <text:p>3</text:p>
          </table:table-cell>
        </table:table-row>
        <table:table-row table:style-name="ro1">
          <table:table-cell table:formula="of:=TEXT(ROW([.A78]);&quot;0&quot;)" office:value-type="string" office:string-value="78" calcext:value-type="string">
            <text:p>78</text:p>
          </table:table-cell>
          <table:table-cell table:formula="of:=TEXT(ROW([.A78]);&quot;00&quot;)" office:value-type="string" office:string-value="78" calcext:value-type="string">
            <text:p>78</text:p>
          </table:table-cell>
          <table:table-cell table:formula="of:=&quot;CUSTTEST&quot;&amp;[.B80]" office:value-type="string" office:string-value="CUSTTEST78" calcext:value-type="string">
            <text:p>CUSTTEST78</text:p>
          </table:table-cell>
          <table:table-cell table:formula="of:=RANDBETWEEN(1;3)" office:value-type="float" office:value="3" calcext:value-type="float">
            <text:p>3</text:p>
          </table:table-cell>
        </table:table-row>
        <table:table-row table:style-name="ro1">
          <table:table-cell table:formula="of:=TEXT(ROW([.A79]);&quot;0&quot;)" office:value-type="string" office:string-value="79" calcext:value-type="string">
            <text:p>79</text:p>
          </table:table-cell>
          <table:table-cell table:formula="of:=TEXT(ROW([.A79]);&quot;00&quot;)" office:value-type="string" office:string-value="79" calcext:value-type="string">
            <text:p>79</text:p>
          </table:table-cell>
          <table:table-cell table:formula="of:=&quot;CUSTTEST&quot;&amp;[.B81]" office:value-type="string" office:string-value="CUSTTEST79" calcext:value-type="string">
            <text:p>CUSTTEST79</text:p>
          </table:table-cell>
          <table:table-cell table:formula="of:=RANDBETWEEN(1;3)" office:value-type="float" office:value="1" calcext:value-type="float">
            <text:p>1</text:p>
          </table:table-cell>
        </table:table-row>
        <table:table-row table:style-name="ro1">
          <table:table-cell table:formula="of:=TEXT(ROW([.A80]);&quot;0&quot;)" office:value-type="string" office:string-value="80" calcext:value-type="string">
            <text:p>80</text:p>
          </table:table-cell>
          <table:table-cell table:formula="of:=TEXT(ROW([.A80]);&quot;00&quot;)" office:value-type="string" office:string-value="80" calcext:value-type="string">
            <text:p>80</text:p>
          </table:table-cell>
          <table:table-cell table:formula="of:=&quot;CUSTTEST&quot;&amp;[.B82]" office:value-type="string" office:string-value="CUSTTEST80" calcext:value-type="string">
            <text:p>CUSTTEST80</text:p>
          </table:table-cell>
          <table:table-cell table:formula="of:=RANDBETWEEN(1;3)" office:value-type="float" office:value="1" calcext:value-type="float">
            <text:p>1</text:p>
          </table:table-cell>
        </table:table-row>
        <table:table-row table:style-name="ro1">
          <table:table-cell table:formula="of:=TEXT(ROW([.A81]);&quot;0&quot;)" office:value-type="string" office:string-value="81" calcext:value-type="string">
            <text:p>81</text:p>
          </table:table-cell>
          <table:table-cell table:formula="of:=TEXT(ROW([.A81]);&quot;00&quot;)" office:value-type="string" office:string-value="81" calcext:value-type="string">
            <text:p>81</text:p>
          </table:table-cell>
          <table:table-cell table:formula="of:=&quot;CUSTTEST&quot;&amp;[.B83]" office:value-type="string" office:string-value="CUSTTEST81" calcext:value-type="string">
            <text:p>CUSTTEST81</text:p>
          </table:table-cell>
          <table:table-cell table:formula="of:=RANDBETWEEN(1;3)" office:value-type="float" office:value="3" calcext:value-type="float">
            <text:p>3</text:p>
          </table:table-cell>
        </table:table-row>
        <table:table-row table:style-name="ro1">
          <table:table-cell table:formula="of:=TEXT(ROW([.A82]);&quot;0&quot;)" office:value-type="string" office:string-value="82" calcext:value-type="string">
            <text:p>82</text:p>
          </table:table-cell>
          <table:table-cell table:formula="of:=TEXT(ROW([.A82]);&quot;00&quot;)" office:value-type="string" office:string-value="82" calcext:value-type="string">
            <text:p>82</text:p>
          </table:table-cell>
          <table:table-cell table:formula="of:=&quot;CUSTTEST&quot;&amp;[.B84]" office:value-type="string" office:string-value="CUSTTEST82" calcext:value-type="string">
            <text:p>CUSTTEST82</text:p>
          </table:table-cell>
          <table:table-cell table:formula="of:=RANDBETWEEN(1;3)" office:value-type="float" office:value="1" calcext:value-type="float">
            <text:p>1</text:p>
          </table:table-cell>
        </table:table-row>
        <table:table-row table:style-name="ro1">
          <table:table-cell table:formula="of:=TEXT(ROW([.A83]);&quot;0&quot;)" office:value-type="string" office:string-value="83" calcext:value-type="string">
            <text:p>83</text:p>
          </table:table-cell>
          <table:table-cell table:formula="of:=TEXT(ROW([.A83]);&quot;00&quot;)" office:value-type="string" office:string-value="83" calcext:value-type="string">
            <text:p>83</text:p>
          </table:table-cell>
          <table:table-cell table:formula="of:=&quot;CUSTTEST&quot;&amp;[.B85]" office:value-type="string" office:string-value="CUSTTEST83" calcext:value-type="string">
            <text:p>CUSTTEST83</text:p>
          </table:table-cell>
          <table:table-cell table:formula="of:=RANDBETWEEN(1;3)" office:value-type="float" office:value="1" calcext:value-type="float">
            <text:p>1</text:p>
          </table:table-cell>
        </table:table-row>
        <table:table-row table:style-name="ro1">
          <table:table-cell table:formula="of:=TEXT(ROW([.A84]);&quot;0&quot;)" office:value-type="string" office:string-value="84" calcext:value-type="string">
            <text:p>84</text:p>
          </table:table-cell>
          <table:table-cell table:formula="of:=TEXT(ROW([.A84]);&quot;00&quot;)" office:value-type="string" office:string-value="84" calcext:value-type="string">
            <text:p>84</text:p>
          </table:table-cell>
          <table:table-cell table:formula="of:=&quot;CUSTTEST&quot;&amp;[.B86]" office:value-type="string" office:string-value="CUSTTEST84" calcext:value-type="string">
            <text:p>CUSTTEST84</text:p>
          </table:table-cell>
          <table:table-cell table:formula="of:=RANDBETWEEN(1;3)" office:value-type="float" office:value="2" calcext:value-type="float">
            <text:p>2</text:p>
          </table:table-cell>
        </table:table-row>
        <table:table-row table:style-name="ro1">
          <table:table-cell table:formula="of:=TEXT(ROW([.A85]);&quot;0&quot;)" office:value-type="string" office:string-value="85" calcext:value-type="string">
            <text:p>85</text:p>
          </table:table-cell>
          <table:table-cell table:formula="of:=TEXT(ROW([.A85]);&quot;00&quot;)" office:value-type="string" office:string-value="85" calcext:value-type="string">
            <text:p>85</text:p>
          </table:table-cell>
          <table:table-cell table:formula="of:=&quot;CUSTTEST&quot;&amp;[.B87]" office:value-type="string" office:string-value="CUSTTEST85" calcext:value-type="string">
            <text:p>CUSTTEST85</text:p>
          </table:table-cell>
          <table:table-cell table:formula="of:=RANDBETWEEN(1;3)" office:value-type="float" office:value="2" calcext:value-type="float">
            <text:p>2</text:p>
          </table:table-cell>
        </table:table-row>
        <table:table-row table:style-name="ro1">
          <table:table-cell table:formula="of:=TEXT(ROW([.A86]);&quot;0&quot;)" office:value-type="string" office:string-value="86" calcext:value-type="string">
            <text:p>86</text:p>
          </table:table-cell>
          <table:table-cell table:formula="of:=TEXT(ROW([.A86]);&quot;00&quot;)" office:value-type="string" office:string-value="86" calcext:value-type="string">
            <text:p>86</text:p>
          </table:table-cell>
          <table:table-cell table:formula="of:=&quot;CUSTTEST&quot;&amp;[.B88]" office:value-type="string" office:string-value="CUSTTEST86" calcext:value-type="string">
            <text:p>CUSTTEST86</text:p>
          </table:table-cell>
          <table:table-cell table:formula="of:=RANDBETWEEN(1;3)" office:value-type="float" office:value="2" calcext:value-type="float">
            <text:p>2</text:p>
          </table:table-cell>
        </table:table-row>
        <table:table-row table:style-name="ro1">
          <table:table-cell table:formula="of:=TEXT(ROW([.A87]);&quot;0&quot;)" office:value-type="string" office:string-value="87" calcext:value-type="string">
            <text:p>87</text:p>
          </table:table-cell>
          <table:table-cell table:formula="of:=TEXT(ROW([.A87]);&quot;00&quot;)" office:value-type="string" office:string-value="87" calcext:value-type="string">
            <text:p>87</text:p>
          </table:table-cell>
          <table:table-cell table:formula="of:=&quot;CUSTTEST&quot;&amp;[.B89]" office:value-type="string" office:string-value="CUSTTEST87" calcext:value-type="string">
            <text:p>CUSTTEST87</text:p>
          </table:table-cell>
          <table:table-cell table:formula="of:=RANDBETWEEN(1;3)" office:value-type="float" office:value="1" calcext:value-type="float">
            <text:p>1</text:p>
          </table:table-cell>
        </table:table-row>
        <table:table-row table:style-name="ro1">
          <table:table-cell table:formula="of:=TEXT(ROW([.A88]);&quot;0&quot;)" office:value-type="string" office:string-value="88" calcext:value-type="string">
            <text:p>88</text:p>
          </table:table-cell>
          <table:table-cell table:formula="of:=TEXT(ROW([.A88]);&quot;00&quot;)" office:value-type="string" office:string-value="88" calcext:value-type="string">
            <text:p>88</text:p>
          </table:table-cell>
          <table:table-cell table:formula="of:=&quot;CUSTTEST&quot;&amp;[.B90]" office:value-type="string" office:string-value="CUSTTEST88" calcext:value-type="string">
            <text:p>CUSTTEST88</text:p>
          </table:table-cell>
          <table:table-cell table:formula="of:=RANDBETWEEN(1;3)" office:value-type="float" office:value="1" calcext:value-type="float">
            <text:p>1</text:p>
          </table:table-cell>
        </table:table-row>
        <table:table-row table:style-name="ro1">
          <table:table-cell table:formula="of:=TEXT(ROW([.A89]);&quot;0&quot;)" office:value-type="string" office:string-value="89" calcext:value-type="string">
            <text:p>89</text:p>
          </table:table-cell>
          <table:table-cell table:formula="of:=TEXT(ROW([.A89]);&quot;00&quot;)" office:value-type="string" office:string-value="89" calcext:value-type="string">
            <text:p>89</text:p>
          </table:table-cell>
          <table:table-cell table:formula="of:=&quot;CUSTTEST&quot;&amp;[.B91]" office:value-type="string" office:string-value="CUSTTEST89" calcext:value-type="string">
            <text:p>CUSTTEST89</text:p>
          </table:table-cell>
          <table:table-cell table:formula="of:=RANDBETWEEN(1;3)" office:value-type="float" office:value="1" calcext:value-type="float">
            <text:p>1</text:p>
          </table:table-cell>
        </table:table-row>
        <table:table-row table:style-name="ro1">
          <table:table-cell table:formula="of:=TEXT(ROW([.A90]);&quot;0&quot;)" office:value-type="string" office:string-value="90" calcext:value-type="string">
            <text:p>90</text:p>
          </table:table-cell>
          <table:table-cell table:formula="of:=TEXT(ROW([.A90]);&quot;00&quot;)" office:value-type="string" office:string-value="90" calcext:value-type="string">
            <text:p>90</text:p>
          </table:table-cell>
          <table:table-cell table:formula="of:=&quot;CUSTTEST&quot;&amp;[.B92]" office:value-type="string" office:string-value="CUSTTEST90" calcext:value-type="string">
            <text:p>CUSTTEST90</text:p>
          </table:table-cell>
          <table:table-cell table:formula="of:=RANDBETWEEN(1;3)" office:value-type="float" office:value="3" calcext:value-type="float">
            <text:p>3</text:p>
          </table:table-cell>
        </table:table-row>
        <table:table-row table:style-name="ro1">
          <table:table-cell table:formula="of:=TEXT(ROW([.A91]);&quot;0&quot;)" office:value-type="string" office:string-value="91" calcext:value-type="string">
            <text:p>91</text:p>
          </table:table-cell>
          <table:table-cell table:formula="of:=TEXT(ROW([.A91]);&quot;00&quot;)" office:value-type="string" office:string-value="91" calcext:value-type="string">
            <text:p>91</text:p>
          </table:table-cell>
          <table:table-cell table:formula="of:=&quot;CUSTTEST&quot;&amp;[.B93]" office:value-type="string" office:string-value="CUSTTEST91" calcext:value-type="string">
            <text:p>CUSTTEST91</text:p>
          </table:table-cell>
          <table:table-cell table:formula="of:=RANDBETWEEN(1;3)" office:value-type="float" office:value="1" calcext:value-type="float">
            <text:p>1</text:p>
          </table:table-cell>
        </table:table-row>
        <table:table-row table:style-name="ro1">
          <table:table-cell table:formula="of:=TEXT(ROW([.A92]);&quot;0&quot;)" office:value-type="string" office:string-value="92" calcext:value-type="string">
            <text:p>92</text:p>
          </table:table-cell>
          <table:table-cell table:formula="of:=TEXT(ROW([.A92]);&quot;00&quot;)" office:value-type="string" office:string-value="92" calcext:value-type="string">
            <text:p>92</text:p>
          </table:table-cell>
          <table:table-cell table:formula="of:=&quot;CUSTTEST&quot;&amp;[.B94]" office:value-type="string" office:string-value="CUSTTEST92" calcext:value-type="string">
            <text:p>CUSTTEST92</text:p>
          </table:table-cell>
          <table:table-cell table:formula="of:=RANDBETWEEN(1;3)" office:value-type="float" office:value="2" calcext:value-type="float">
            <text:p>2</text:p>
          </table:table-cell>
        </table:table-row>
        <table:table-row table:style-name="ro1">
          <table:table-cell table:formula="of:=TEXT(ROW([.A93]);&quot;0&quot;)" office:value-type="string" office:string-value="93" calcext:value-type="string">
            <text:p>93</text:p>
          </table:table-cell>
          <table:table-cell table:formula="of:=TEXT(ROW([.A93]);&quot;00&quot;)" office:value-type="string" office:string-value="93" calcext:value-type="string">
            <text:p>93</text:p>
          </table:table-cell>
          <table:table-cell table:formula="of:=&quot;CUSTTEST&quot;&amp;[.B95]" office:value-type="string" office:string-value="CUSTTEST93" calcext:value-type="string">
            <text:p>CUSTTEST93</text:p>
          </table:table-cell>
          <table:table-cell table:formula="of:=RANDBETWEEN(1;3)" office:value-type="float" office:value="1" calcext:value-type="float">
            <text:p>1</text:p>
          </table:table-cell>
        </table:table-row>
        <table:table-row table:style-name="ro1">
          <table:table-cell table:formula="of:=TEXT(ROW([.A94]);&quot;0&quot;)" office:value-type="string" office:string-value="94" calcext:value-type="string">
            <text:p>94</text:p>
          </table:table-cell>
          <table:table-cell table:formula="of:=TEXT(ROW([.A94]);&quot;00&quot;)" office:value-type="string" office:string-value="94" calcext:value-type="string">
            <text:p>94</text:p>
          </table:table-cell>
          <table:table-cell table:formula="of:=&quot;CUSTTEST&quot;&amp;[.B96]" office:value-type="string" office:string-value="CUSTTEST94" calcext:value-type="string">
            <text:p>CUSTTEST94</text:p>
          </table:table-cell>
          <table:table-cell table:formula="of:=RANDBETWEEN(1;3)" office:value-type="float" office:value="3" calcext:value-type="float">
            <text:p>3</text:p>
          </table:table-cell>
        </table:table-row>
        <table:table-row table:style-name="ro1">
          <table:table-cell table:formula="of:=TEXT(ROW([.A95]);&quot;0&quot;)" office:value-type="string" office:string-value="95" calcext:value-type="string">
            <text:p>95</text:p>
          </table:table-cell>
          <table:table-cell table:formula="of:=TEXT(ROW([.A95]);&quot;00&quot;)" office:value-type="string" office:string-value="95" calcext:value-type="string">
            <text:p>95</text:p>
          </table:table-cell>
          <table:table-cell table:formula="of:=&quot;CUSTTEST&quot;&amp;[.B97]" office:value-type="string" office:string-value="CUSTTEST95" calcext:value-type="string">
            <text:p>CUSTTEST95</text:p>
          </table:table-cell>
          <table:table-cell table:formula="of:=RANDBETWEEN(1;3)" office:value-type="float" office:value="3" calcext:value-type="float">
            <text:p>3</text:p>
          </table:table-cell>
        </table:table-row>
        <table:table-row table:style-name="ro1">
          <table:table-cell table:formula="of:=TEXT(ROW([.A96]);&quot;0&quot;)" office:value-type="string" office:string-value="96" calcext:value-type="string">
            <text:p>96</text:p>
          </table:table-cell>
          <table:table-cell table:formula="of:=TEXT(ROW([.A96]);&quot;00&quot;)" office:value-type="string" office:string-value="96" calcext:value-type="string">
            <text:p>96</text:p>
          </table:table-cell>
          <table:table-cell table:formula="of:=&quot;CUSTTEST&quot;&amp;[.B98]" office:value-type="string" office:string-value="CUSTTEST96" calcext:value-type="string">
            <text:p>CUSTTEST96</text:p>
          </table:table-cell>
          <table:table-cell table:formula="of:=RANDBETWEEN(1;3)" office:value-type="float" office:value="2" calcext:value-type="float">
            <text:p>2</text:p>
          </table:table-cell>
        </table:table-row>
        <table:table-row table:style-name="ro1">
          <table:table-cell table:formula="of:=TEXT(ROW([.A97]);&quot;0&quot;)" office:value-type="string" office:string-value="97" calcext:value-type="string">
            <text:p>97</text:p>
          </table:table-cell>
          <table:table-cell table:formula="of:=TEXT(ROW([.A97]);&quot;00&quot;)" office:value-type="string" office:string-value="97" calcext:value-type="string">
            <text:p>97</text:p>
          </table:table-cell>
          <table:table-cell table:formula="of:=&quot;CUSTTEST&quot;&amp;[.B99]" office:value-type="string" office:string-value="CUSTTEST97" calcext:value-type="string">
            <text:p>CUSTTEST97</text:p>
          </table:table-cell>
          <table:table-cell table:formula="of:=RANDBETWEEN(1;3)" office:value-type="float" office:value="2" calcext:value-type="float">
            <text:p>2</text:p>
          </table:table-cell>
        </table:table-row>
        <table:table-row table:style-name="ro1">
          <table:table-cell table:formula="of:=TEXT(ROW([.A98]);&quot;0&quot;)" office:value-type="string" office:string-value="98" calcext:value-type="string">
            <text:p>98</text:p>
          </table:table-cell>
          <table:table-cell table:formula="of:=TEXT(ROW([.A98]);&quot;00&quot;)" office:value-type="string" office:string-value="98" calcext:value-type="string">
            <text:p>98</text:p>
          </table:table-cell>
          <table:table-cell table:formula="of:=&quot;CUSTTEST&quot;&amp;[.B100]" office:value-type="string" office:string-value="CUSTTEST98" calcext:value-type="string">
            <text:p>CUSTTEST98</text:p>
          </table:table-cell>
          <table:table-cell table:formula="of:=RANDBETWEEN(1;3)" office:value-type="float" office:value="1" calcext:value-type="float">
            <text:p>1</text:p>
          </table:table-cell>
        </table:table-row>
        <table:table-row table:style-name="ro1">
          <table:table-cell table:formula="of:=TEXT(ROW([.A99]);&quot;0&quot;)" office:value-type="string" office:string-value="99" calcext:value-type="string">
            <text:p>99</text:p>
          </table:table-cell>
          <table:table-cell table:formula="of:=TEXT(ROW([.A99]);&quot;00&quot;)" office:value-type="string" office:string-value="99" calcext:value-type="string">
            <text:p>99</text:p>
          </table:table-cell>
          <table:table-cell table:formula="of:=&quot;CUSTTEST&quot;&amp;[.B101]" office:value-type="string" office:string-value="CUSTTEST99" calcext:value-type="string">
            <text:p>CUSTTEST99</text:p>
          </table:table-cell>
          <table:table-cell table:formula="of:=RANDBETWEEN(1;3)" office:value-type="float" office:value="3" calcext:value-type="float">
            <text:p>3</text:p>
          </table:table-cell>
        </table:table-row>
        <table:table-row table:style-name="ro1">
          <table:table-cell table:formula="of:=TEXT(ROW([.A100]);&quot;0&quot;)" office:value-type="string" office:string-value="100" calcext:value-type="string">
            <text:p>100</text:p>
          </table:table-cell>
          <table:table-cell table:formula="of:=TEXT(ROW([.A100]);&quot;00&quot;)" office:value-type="string" office:string-value="100" calcext:value-type="string">
            <text:p>100</text:p>
          </table:table-cell>
          <table:table-cell table:formula="of:=&quot;CUSTTEST&quot;&amp;[.B102]" office:value-type="string" office:string-value="CUSTTEST100" calcext:value-type="string">
            <text:p>CUSTTEST100</text:p>
          </table:table-cell>
          <table:table-cell table:formula="of:=RANDBETWEEN(1;3)" office:value-type="float" office:value="1" calcext:value-type="float">
            <text:p>1</text:p>
          </table:table-cell>
        </table:table-row>
      </table:table>
      <table:table table:name="Cell_Tower_Location" table:style-name="ta1">
        <table:table-column table:style-name="co6" table:default-cell-style-name="Default"/>
        <table:table-row table:style-name="ro1">
          <table:table-cell/>
        </table:table-row>
      </table:table>
      <table:table table:name="Final_Aggregated_Data" table:style-name="ta1"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00/00/0000</text:date>, <text:time style:data-style-name="N2" text:time-value="11:26:51.5114966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7:21:04.121080744</meta:creation-date>
    <dc:date>2018-11-10T12:11:20.396158837</dc:date>
    <meta:editing-duration>PT1H22M5S</meta:editing-duration>
    <meta:editing-cycles>9</meta:editing-cycles>
    <meta:generator>LibreOffice/5.1.6.2$Linux_X86_64 LibreOffice_project/10m0$Build-2</meta:generator>
    <meta:document-statistic meta:table-count="5" meta:cell-count="469" meta:object-count="0"/>
  </office:meta>
</office:document-meta>
</file>